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9">
            <text:p>24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72">
            <text:p>27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6">
            <text:p>53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615">
            <text:p>2461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6471">
            <text:p>264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039">
            <text:p>3103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3">
            <text:p>2021-04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1 - 0.94)">
            <text:p>(0.81 - 0.9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3">
            <text:p>0.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53.5">
            <text:p>-53.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342049741065149">
            <text:p>-0.0034204974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8051190675691">
            <text:p>0.988051190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81.625">
            <text:p>-81.62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501320476599926">
            <text:p>-0.00501320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82503042474173">
            <text:p>0.9825030425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61.625">
            <text:p>61.62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772436700927551">
            <text:p>0.007724367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2715222959002">
            <text:p>1.0271522296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730">
            <text:p>7730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209.5">
            <text:p>209.5</text:p>
          </table:table-cell>
          <table:table-cell office:value-type="float" office:value="248.25">
            <text:p>248.25</text:p>
          </table:table-cell>
          <table:table-cell office:value-type="float" office:value="-127">
            <text:p>-127</text:p>
          </table:table-cell>
          <table:table-cell office:value-type="float" office:value="0.0271021992238034">
            <text:p>0.0271021992</text:p>
          </table:table-cell>
          <table:table-cell office:value-type="float" office:value="0.0239808732612056">
            <text:p>0.0239808733</text:p>
          </table:table-cell>
          <table:table-cell office:value-type="float" office:value="-0.00832732279850502">
            <text:p>-0.0083273228</text:p>
          </table:table-cell>
          <table:table-cell office:value-type="float" office:value="1.09629737452073">
            <text:p>1.0962973745</text:p>
          </table:table-cell>
          <table:table-cell office:value-type="float" office:value="1.08506021768766">
            <text:p>1.0850602177</text:p>
          </table:table-cell>
          <table:table-cell office:value-type="float" office:value="0.970990285043014">
            <text:p>0.970990285</text:p>
          </table:table-cell>
          <table:table-cell office:value-type="float" office:value="25.9203402071645">
            <text:p>25.9203402072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592">
            <text:p>7592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.25">
            <text:p>-3.25</text:p>
          </table:table-cell>
          <table:table-cell office:value-type="float" office:value="246">
            <text:p>246</text:p>
          </table:table-cell>
          <table:table-cell office:value-type="float" office:value="-92.5">
            <text:p>-92.5</text:p>
          </table:table-cell>
          <table:table-cell office:value-type="float" office:value="-0.000428082191780822">
            <text:p>-0.0004280822</text:p>
          </table:table-cell>
          <table:table-cell office:value-type="float" office:value="0.0235812883435583">
            <text:p>0.0235812883</text:p>
          </table:table-cell>
          <table:table-cell office:value-type="float" office:value="-0.00566199424618963">
            <text:p>-0.0056619942</text:p>
          </table:table-cell>
          <table:table-cell office:value-type="float" office:value="0.998502071507319">
            <text:p>0.9985020715</text:p>
          </table:table-cell>
          <table:table-cell office:value-type="float" office:value="1.08362442043594">
            <text:p>1.0836244204</text:p>
          </table:table-cell>
          <table:table-cell office:value-type="float" office:value="0.98024585416887">
            <text:p>0.9802458542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946">
            <text:p>7946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85.75">
            <text:p>-85.75</text:p>
          </table:table-cell>
          <table:table-cell office:value-type="float" office:value="27.625">
            <text:p>27.625</text:p>
          </table:table-cell>
          <table:table-cell office:value-type="float" office:value="-28">
            <text:p>-28</text:p>
          </table:table-cell>
          <table:table-cell office:value-type="float" office:value="-0.0107915932544677">
            <text:p>-0.0107915933</text:p>
          </table:table-cell>
          <table:table-cell office:value-type="float" office:value="0.00265267908584598">
            <text:p>0.0026526791</text:p>
          </table:table-cell>
          <table:table-cell office:value-type="float" office:value="-0.00180319422977846">
            <text:p>-0.0018031942</text:p>
          </table:table-cell>
          <table:table-cell office:value-type="float" office:value="0.962457682239904">
            <text:p>0.9624576822</text:p>
          </table:table-cell>
          <table:table-cell office:value-type="float" office:value="1.00929816874487">
            <text:p>1.0092981687</text:p>
          </table:table-cell>
          <table:table-cell office:value-type="float" office:value="0.993695193154259">
            <text:p>0.99369519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65">
            <text:p>7965</text:p>
          </table:table-cell>
          <table:table-cell office:value-type="float" office:value="10334">
            <text:p>10334</text:p>
          </table:table-cell>
          <table:table-cell office:value-type="float" office:value="15125">
            <text:p>15125</text:p>
          </table:table-cell>
          <table:table-cell office:value-type="float" office:value="89.25">
            <text:p>89.25</text:p>
          </table:table-cell>
          <table:table-cell office:value-type="float" office:value="-94.75">
            <text:p>-94.75</text:p>
          </table:table-cell>
          <table:table-cell office:value-type="float" office:value="61.375">
            <text:p>61.375</text:p>
          </table:table-cell>
          <table:table-cell office:value-type="float" office:value="0.0112052730696798">
            <text:p>0.0112052731</text:p>
          </table:table-cell>
          <table:table-cell office:value-type="float" office:value="-0.00916876330559319">
            <text:p>-0.0091687633</text:p>
          </table:table-cell>
          <table:table-cell office:value-type="float" office:value="0.00405785123966942">
            <text:p>0.0040578512</text:p>
          </table:table-cell>
          <table:table-cell office:value-type="float" office:value="1.03946454970723">
            <text:p>1.0394645497</text:p>
          </table:table-cell>
          <table:table-cell office:value-type="float" office:value="0.96807409822271">
            <text:p>0.9680740982</text:p>
          </table:table-cell>
          <table:table-cell office:value-type="float" office:value="1.01423475300594">
            <text:p>1.014234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642">
            <text:p>7642</text:p>
          </table:table-cell>
          <table:table-cell office:value-type="float" office:value="11362">
            <text:p>11362</text:p>
          </table:table-cell>
          <table:table-cell office:value-type="float" office:value="17823">
            <text:p>17823</text:p>
          </table:table-cell>
          <table:table-cell office:value-type="float" office:value="172.375">
            <text:p>172.375</text:p>
          </table:table-cell>
          <table:table-cell office:value-type="float" office:value="-55">
            <text:p>-55</text:p>
          </table:table-cell>
          <table:table-cell office:value-type="float" office:value="152">
            <text:p>152</text:p>
          </table:table-cell>
          <table:table-cell office:value-type="float" office:value="0.0225562679926721">
            <text:p>0.022556268</text:p>
          </table:table-cell>
          <table:table-cell office:value-type="float" office:value="-0.00484069706037669">
            <text:p>-0.0048406971</text:p>
          </table:table-cell>
          <table:table-cell office:value-type="float" office:value="0.00852830612130393">
            <text:p>0.0085283061</text:p>
          </table:table-cell>
          <table:table-cell office:value-type="float" office:value="1.07994415701684">
            <text:p>1.079944157</text:p>
          </table:table-cell>
          <table:table-cell office:value-type="float" office:value="0.983103487690821">
            <text:p>0.9831034877</text:p>
          </table:table-cell>
          <table:table-cell office:value-type="float" office:value="1.02999162615495">
            <text:p>1.0299916262</text:p>
          </table:table-cell>
          <table:table-cell office:value-type="float" office:value="31.0749777299247">
            <text:p>31.0749777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814">
            <text:p>7814</text:p>
          </table:table-cell>
          <table:table-cell office:value-type="float" office:value="11960">
            <text:p>11960</text:p>
          </table:table-cell>
          <table:table-cell office:value-type="float" office:value="16337">
            <text:p>16337</text:p>
          </table:table-cell>
          <table:table-cell office:value-type="float" office:value="-11">
            <text:p>-11</text:p>
          </table:table-cell>
          <table:table-cell office:value-type="float" office:value="164.125">
            <text:p>164.125</text:p>
          </table:table-cell>
          <table:table-cell office:value-type="float" office:value="-92.5">
            <text:p>-92.5</text:p>
          </table:table-cell>
          <table:table-cell office:value-type="float" office:value="-0.00140772971589455">
            <text:p>-0.0014077297</text:p>
          </table:table-cell>
          <table:table-cell office:value-type="float" office:value="0.0137228260869565">
            <text:p>0.0137228261</text:p>
          </table:table-cell>
          <table:table-cell office:value-type="float" office:value="-0.00566199424618963">
            <text:p>-0.0056619942</text:p>
          </table:table-cell>
          <table:table-cell office:value-type="float" office:value="0.995076830132157">
            <text:p>0.9950768301</text:p>
          </table:table-cell>
          <table:table-cell office:value-type="float" office:value="1.04839899057774">
            <text:p>1.0483989906</text:p>
          </table:table-cell>
          <table:table-cell office:value-type="float" office:value="0.98024585416887">
            <text:p>0.98024585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946">
            <text:p>7946</text:p>
          </table:table-cell>
          <table:table-cell office:value-type="float" office:value="10695">
            <text:p>10695</text:p>
          </table:table-cell>
          <table:table-cell office:value-type="float" office:value="15231">
            <text:p>15231</text:p>
          </table:table-cell>
          <table:table-cell office:value-type="float" office:value="-85.75">
            <text:p>-85.75</text:p>
          </table:table-cell>
          <table:table-cell office:value-type="float" office:value="447">
            <text:p>447</text:p>
          </table:table-cell>
          <table:table-cell office:value-type="float" office:value="-97.5">
            <text:p>-97.5</text:p>
          </table:table-cell>
          <table:table-cell office:value-type="float" office:value="-0.0107915932544677">
            <text:p>-0.0107915933</text:p>
          </table:table-cell>
          <table:table-cell office:value-type="float" office:value="0.0417952314165498">
            <text:p>0.0417952314</text:p>
          </table:table-cell>
          <table:table-cell office:value-type="float" office:value="-0.0064014181603309">
            <text:p>-0.0064014182</text:p>
          </table:table-cell>
          <table:table-cell office:value-type="float" office:value="0.962457682239904">
            <text:p>0.9624576822</text:p>
          </table:table-cell>
          <table:table-cell office:value-type="float" office:value="1.14970711904148">
            <text:p>1.149707119</text:p>
          </table:table-cell>
          <table:table-cell office:value-type="float" office:value="0.97767535362159">
            <text:p>0.9776753536</text:p>
          </table:table-cell>
          <table:table-cell office:value-type="float" office:value="0">
            <text:p>0</text:p>
          </table:table-cell>
          <table:table-cell office:value-type="float" office:value="16.9285689507267">
            <text:p>16.9285689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790">
            <text:p>10790</text:p>
          </table:table-cell>
          <table:table-cell office:value-type="float" office:value="15354">
            <text:p>15354</text:p>
          </table:table-cell>
          <table:table-cell office:value-type="float" office:value="125.25">
            <text:p>125.25</text:p>
          </table:table-cell>
          <table:table-cell office:value-type="float" office:value="510">
            <text:p>510</text:p>
          </table:table-cell>
          <table:table-cell office:value-type="float" office:value="122.875">
            <text:p>122.875</text:p>
          </table:table-cell>
          <table:table-cell office:value-type="float" office:value="0.0159554140127389">
            <text:p>0.015955414</text:p>
          </table:table-cell>
          <table:table-cell office:value-type="float" office:value="0.0472659870250232">
            <text:p>0.047265987</text:p>
          </table:table-cell>
          <table:table-cell office:value-type="float" office:value="0.00800280057314055">
            <text:p>0.0080028006</text:p>
          </table:table-cell>
          <table:table-cell office:value-type="float" office:value="1.05634291650777">
            <text:p>1.0563429165</text:p>
          </table:table-cell>
          <table:table-cell office:value-type="float" office:value="1.1698097387053">
            <text:p>1.1698097387</text:p>
          </table:table-cell>
          <table:table-cell office:value-type="float" office:value="1.02813532984734">
            <text:p>1.0281353298</text:p>
          </table:table-cell>
          <table:table-cell office:value-type="float" office:value="0">
            <text:p>0</text:p>
          </table:table-cell>
          <table:table-cell office:value-type="float" office:value="15.0087258147685">
            <text:p>15.0087258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768">
            <text:p>7768</text:p>
          </table:table-cell>
          <table:table-cell office:value-type="float" office:value="10908">
            <text:p>10908</text:p>
          </table:table-cell>
          <table:table-cell office:value-type="float" office:value="17823">
            <text:p>17823</text:p>
          </table:table-cell>
          <table:table-cell office:value-type="float" office:value="141.5">
            <text:p>141.5</text:p>
          </table:table-cell>
          <table:table-cell office:value-type="float" office:value="212.375">
            <text:p>212.375</text:p>
          </table:table-cell>
          <table:table-cell office:value-type="float" office:value="152">
            <text:p>152</text:p>
          </table:table-cell>
          <table:table-cell office:value-type="float" office:value="0.0182157569515963">
            <text:p>0.018215757</text:p>
          </table:table-cell>
          <table:table-cell office:value-type="float" office:value="0.0194696552988632">
            <text:p>0.0194696553</text:p>
          </table:table-cell>
          <table:table-cell office:value-type="float" office:value="0.00852830612130393">
            <text:p>0.0085283061</text:p>
          </table:table-cell>
          <table:table-cell office:value-type="float" office:value="1.06440550438117">
            <text:p>1.0644055044</text:p>
          </table:table-cell>
          <table:table-cell office:value-type="float" office:value="1.06888676580184">
            <text:p>1.0688867658</text:p>
          </table:table-cell>
          <table:table-cell office:value-type="float" office:value="1.02999162615495">
            <text:p>1.0299916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689">
            <text:p>7689</text:p>
          </table:table-cell>
          <table:table-cell office:value-type="float" office:value="11140">
            <text:p>11140</text:p>
          </table:table-cell>
          <table:table-cell office:value-type="float" office:value="16115">
            <text:p>16115</text:p>
          </table:table-cell>
          <table:table-cell office:value-type="float" office:value="-32.875">
            <text:p>-32.875</text:p>
          </table:table-cell>
          <table:table-cell office:value-type="float" office:value="221">
            <text:p>221</text:p>
          </table:table-cell>
          <table:table-cell office:value-type="float" office:value="255.25">
            <text:p>255.25</text:p>
          </table:table-cell>
          <table:table-cell office:value-type="float" office:value="-0.00427558850305631">
            <text:p>-0.0042755885</text:p>
          </table:table-cell>
          <table:table-cell office:value-type="float" office:value="0.0198384201077199">
            <text:p>0.0198384201</text:p>
          </table:table-cell>
          <table:table-cell office:value-type="float" office:value="0.0158392801737512">
            <text:p>0.0158392802</text:p>
          </table:table-cell>
          <table:table-cell office:value-type="float" office:value="0.985071270327116">
            <text:p>0.9850712703</text:p>
          </table:table-cell>
          <table:table-cell office:value-type="float" office:value="1.07020585368527">
            <text:p>1.0702058537</text:p>
          </table:table-cell>
          <table:table-cell office:value-type="float" office:value="1.05592921088912">
            <text:p>1.05592921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905">
            <text:p>7905</text:p>
          </table:table-cell>
          <table:table-cell office:value-type="float" office:value="10789">
            <text:p>10789</text:p>
          </table:table-cell>
          <table:table-cell office:value-type="float" office:value="17923">
            <text:p>17923</text:p>
          </table:table-cell>
          <table:table-cell office:value-type="float" office:value="-25">
            <text:p>-25</text:p>
          </table:table-cell>
          <table:table-cell office:value-type="float" office:value="374.25">
            <text:p>374.25</text:p>
          </table:table-cell>
          <table:table-cell office:value-type="float" office:value="559">
            <text:p>559</text:p>
          </table:table-cell>
          <table:table-cell office:value-type="float" office:value="-0.00316255534471853">
            <text:p>-0.0031625553</text:p>
          </table:table-cell>
          <table:table-cell office:value-type="float" office:value="0.0346881082584113">
            <text:p>0.0346881083</text:p>
          </table:table-cell>
          <table:table-cell office:value-type="float" office:value="0.0311889750599788">
            <text:p>0.0311889751</text:p>
          </table:table-cell>
          <table:table-cell office:value-type="float" office:value="0.98895065973585">
            <text:p>0.9889506597</text:p>
          </table:table-cell>
          <table:table-cell office:value-type="float" office:value="1.12376677801935">
            <text:p>1.123766778</text:p>
          </table:table-cell>
          <table:table-cell office:value-type="float" office:value="1.1110680069539">
            <text:p>1.111068007</text:p>
          </table:table-cell>
          <table:table-cell office:value-type="float" office:value="0">
            <text:p>0</text:p>
          </table:table-cell>
          <table:table-cell office:value-type="float" office:value="20.3268749579781">
            <text:p>20.326874958</text:p>
          </table:table-cell>
          <table:table-cell office:value-type="float" office:value="22.5689085709584">
            <text:p>22.56890857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30">
            <text:p>8630</text:p>
          </table:table-cell>
          <table:table-cell office:value-type="float" office:value="12018">
            <text:p>12018</text:p>
          </table:table-cell>
          <table:table-cell office:value-type="float" office:value="20690">
            <text:p>20690</text:p>
          </table:table-cell>
          <table:table-cell office:value-type="float" office:value="350">
            <text:p>350</text:p>
          </table:table-cell>
          <table:table-cell office:value-type="float" office:value="370.5">
            <text:p>370.5</text:p>
          </table:table-cell>
          <table:table-cell office:value-type="float" office:value="610.875">
            <text:p>610.875</text:p>
          </table:table-cell>
          <table:table-cell office:value-type="float" office:value="0.0405561993047509">
            <text:p>0.0405561993</text:p>
          </table:table-cell>
          <table:table-cell office:value-type="float" office:value="0.0308287568647029">
            <text:p>0.0308287569</text:p>
          </table:table-cell>
          <table:table-cell office:value-type="float" office:value="0.0295251329144514">
            <text:p>0.0295251329</text:p>
          </table:table-cell>
          <table:table-cell office:value-type="float" office:value="1.14517051595864">
            <text:p>1.145170516</text:p>
          </table:table-cell>
          <table:table-cell office:value-type="float" office:value="1.10976345703611">
            <text:p>1.109763457</text:p>
          </table:table-cell>
          <table:table-cell office:value-type="float" office:value="1.10504656280887">
            <text:p>1.1050465628</text:p>
          </table:table-cell>
          <table:table-cell office:value-type="float" office:value="17.4353063422237">
            <text:p>17.4353063422</text:p>
          </table:table-cell>
          <table:table-cell office:value-type="float" office:value="22.8286060538898">
            <text:p>22.8286060539</text:p>
          </table:table-cell>
          <table:table-cell office:value-type="float" office:value="23.821406336923">
            <text:p>23.821406336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368">
            <text:p>8368</text:p>
          </table:table-cell>
          <table:table-cell office:value-type="float" office:value="12854">
            <text:p>12854</text:p>
          </table:table-cell>
          <table:table-cell office:value-type="float" office:value="19233">
            <text:p>19233</text:p>
          </table:table-cell>
          <table:table-cell office:value-type="float" office:value="89">
            <text:p>89</text:p>
          </table:table-cell>
          <table:table-cell office:value-type="float" office:value="92.875">
            <text:p>92.875</text:p>
          </table:table-cell>
          <table:table-cell office:value-type="float" office:value="890.25">
            <text:p>890.25</text:p>
          </table:table-cell>
          <table:table-cell office:value-type="float" office:value="0.0106357552581262">
            <text:p>0.0106357553</text:p>
          </table:table-cell>
          <table:table-cell office:value-type="float" office:value="0.00722537731445464">
            <text:p>0.0072253773</text:p>
          </table:table-cell>
          <table:table-cell office:value-type="float" office:value="0.0462876306348464">
            <text:p>0.0462876306</text:p>
          </table:table-cell>
          <table:table-cell office:value-type="float" office:value="1.03744685721167">
            <text:p>1.0374468572</text:p>
          </table:table-cell>
          <table:table-cell office:value-type="float" office:value="1.02539114451217">
            <text:p>1.0253911445</text:p>
          </table:table-cell>
          <table:table-cell office:value-type="float" office:value="1.16620609493155">
            <text:p>1.1662060949</text:p>
          </table:table-cell>
          <table:table-cell table:number-columns-repeated="2" office:value-type="float" office:value="0">
            <text:p>0</text:p>
          </table:table-cell>
          <table:table-cell office:value-type="float" office:value="15.3187420887787">
            <text:p>15.318742088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715">
            <text:p>8715</text:p>
          </table:table-cell>
          <table:table-cell office:value-type="float" office:value="12024">
            <text:p>12024</text:p>
          </table:table-cell>
          <table:table-cell office:value-type="float" office:value="18573">
            <text:p>18573</text:p>
          </table:table-cell>
          <table:table-cell office:value-type="float" office:value="212.625">
            <text:p>212.625</text:p>
          </table:table-cell>
          <table:table-cell office:value-type="float" office:value="145.25">
            <text:p>145.25</text:p>
          </table:table-cell>
          <table:table-cell office:value-type="float" office:value="1067.5">
            <text:p>1067.5</text:p>
          </table:table-cell>
          <table:table-cell office:value-type="float" office:value="0.0243975903614458">
            <text:p>0.0243975904</text:p>
          </table:table-cell>
          <table:table-cell office:value-type="float" office:value="0.0120800066533599">
            <text:p>0.0120800067</text:p>
          </table:table-cell>
          <table:table-cell office:value-type="float" office:value="0.0574759058848867">
            <text:p>0.0574759059</text:p>
          </table:table-cell>
          <table:table-cell office:value-type="float" office:value="1.08655824139933">
            <text:p>1.0865582414</text:p>
          </table:table-cell>
          <table:table-cell office:value-type="float" office:value="1.04256603934582">
            <text:p>1.0425660393</text:p>
          </table:table-cell>
          <table:table-cell office:value-type="float" office:value="1.20764049092139">
            <text:p>1.2076404909</text:p>
          </table:table-cell>
          <table:table-cell office:value-type="float" office:value="28.7556582907171">
            <text:p>28.7556582907</text:p>
          </table:table-cell>
          <table:table-cell office:value-type="float" office:value="0">
            <text:p>0</text:p>
          </table:table-cell>
          <table:table-cell office:value-type="float" office:value="12.4031326873513">
            <text:p>12.403132687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8493">
            <text:p>8493</text:p>
          </table:table-cell>
          <table:table-cell office:value-type="float" office:value="13272">
            <text:p>13272</text:p>
          </table:table-cell>
          <table:table-cell office:value-type="float" office:value="19386">
            <text:p>19386</text:p>
          </table:table-cell>
          <table:table-cell office:value-type="float" office:value="323.25">
            <text:p>323.25</text:p>
          </table:table-cell>
          <table:table-cell office:value-type="float" office:value="382.5">
            <text:p>382.5</text:p>
          </table:table-cell>
          <table:table-cell office:value-type="float" office:value="1112.375">
            <text:p>1112.375</text:p>
          </table:table-cell>
          <table:table-cell office:value-type="float" office:value="0.0380607559166372">
            <text:p>0.0380607559</text:p>
          </table:table-cell>
          <table:table-cell office:value-type="float" office:value="0.0288200723327306">
            <text:p>0.0288200723</text:p>
          </table:table-cell>
          <table:table-cell office:value-type="float" office:value="0.0573803260084597">
            <text:p>0.057380326</text:p>
          </table:table-cell>
          <table:table-cell office:value-type="float" office:value="1.13605194314448">
            <text:p>1.1360519431</text:p>
          </table:table-cell>
          <table:table-cell office:value-type="float" office:value="1.10249822244031">
            <text:p>1.1024982224</text:p>
          </table:table-cell>
          <table:table-cell office:value-type="float" office:value="1.20728444458277">
            <text:p>1.2072844446</text:p>
          </table:table-cell>
          <table:table-cell office:value-type="float" office:value="18.5560138190287">
            <text:p>18.556013819</text:p>
          </table:table-cell>
          <table:table-cell office:value-type="float" office:value="24.3957804904217">
            <text:p>24.3957804904</text:p>
          </table:table-cell>
          <table:table-cell office:value-type="float" office:value="12.4232262031644">
            <text:p>12.423226203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448">
            <text:p>8448</text:p>
          </table:table-cell>
          <table:table-cell office:value-type="float" office:value="14275">
            <text:p>14275</text:p>
          </table:table-cell>
          <table:table-cell office:value-type="float" office:value="19882">
            <text:p>19882</text:p>
          </table:table-cell>
          <table:table-cell office:value-type="float" office:value="337.5">
            <text:p>337.5</text:p>
          </table:table-cell>
          <table:table-cell office:value-type="float" office:value="598.75">
            <text:p>598.75</text:p>
          </table:table-cell>
          <table:table-cell office:value-type="float" office:value="553.125">
            <text:p>553.125</text:p>
          </table:table-cell>
          <table:table-cell office:value-type="float" office:value="0.0399502840909091">
            <text:p>0.0399502841</text:p>
          </table:table-cell>
          <table:table-cell office:value-type="float" office:value="0.0419439579684764">
            <text:p>0.041943958</text:p>
          </table:table-cell>
          <table:table-cell office:value-type="float" office:value="0.0278203903027864">
            <text:p>0.0278203903</text:p>
          </table:table-cell>
          <table:table-cell office:value-type="float" office:value="1.14295420370811">
            <text:p>1.1429542037</text:p>
          </table:table-cell>
          <table:table-cell office:value-type="float" office:value="1.15025207228539">
            <text:p>1.1502520723</text:p>
          </table:table-cell>
          <table:table-cell office:value-type="float" office:value="1.09888835532829">
            <text:p>1.0988883553</text:p>
          </table:table-cell>
          <table:table-cell office:value-type="float" office:value="17.6945550251877">
            <text:p>17.6945550252</text:p>
          </table:table-cell>
          <table:table-cell office:value-type="float" office:value="16.8697552221594">
            <text:p>16.8697552222</text:p>
          </table:table-cell>
          <table:table-cell office:value-type="float" office:value="25.2600660916229">
            <text:p>25.260066091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368">
            <text:p>8368</text:p>
          </table:table-cell>
          <table:table-cell office:value-type="float" office:value="14268">
            <text:p>14268</text:p>
          </table:table-cell>
          <table:table-cell office:value-type="float" office:value="21567">
            <text:p>21567</text:p>
          </table:table-cell>
          <table:table-cell office:value-type="float" office:value="110.75">
            <text:p>110.75</text:p>
          </table:table-cell>
          <table:table-cell office:value-type="float" office:value="552.125">
            <text:p>552.125</text:p>
          </table:table-cell>
          <table:table-cell office:value-type="float" office:value="852">
            <text:p>852</text:p>
          </table:table-cell>
          <table:table-cell office:value-type="float" office:value="0.0132349426386233">
            <text:p>0.0132349426</text:p>
          </table:table-cell>
          <table:table-cell office:value-type="float" office:value="0.0386967339500981">
            <text:p>0.038696734</text:p>
          </table:table-cell>
          <table:table-cell office:value-type="float" office:value="0.0395047989984699">
            <text:p>0.039504799</text:p>
          </table:table-cell>
          <table:table-cell office:value-type="float" office:value="1.04666562010021">
            <text:p>1.0466656201</text:p>
          </table:table-cell>
          <table:table-cell office:value-type="float" office:value="1.13837354577342">
            <text:p>1.1383735458</text:p>
          </table:table-cell>
          <table:table-cell office:value-type="float" office:value="1.14132562961671">
            <text:p>1.1413256296</text:p>
          </table:table-cell>
          <table:table-cell office:value-type="float" office:value="0">
            <text:p>0</text:p>
          </table:table-cell>
          <table:table-cell office:value-type="float" office:value="18.2566721456944">
            <text:p>18.2566721457</text:p>
          </table:table-cell>
          <table:table-cell office:value-type="float" office:value="17.8902338520666">
            <text:p>17.890233852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742">
            <text:p>8742</text:p>
          </table:table-cell>
          <table:table-cell office:value-type="float" office:value="14307">
            <text:p>14307</text:p>
          </table:table-cell>
          <table:table-cell office:value-type="float" office:value="24486">
            <text:p>24486</text:p>
          </table:table-cell>
          <table:table-cell office:value-type="float" office:value="75.625">
            <text:p>75.625</text:p>
          </table:table-cell>
          <table:table-cell office:value-type="float" office:value="550.75">
            <text:p>550.75</text:p>
          </table:table-cell>
          <table:table-cell office:value-type="float" office:value="949.625">
            <text:p>949.625</text:p>
          </table:table-cell>
          <table:table-cell office:value-type="float" office:value="0.00865076641500801">
            <text:p>0.0086507664</text:p>
          </table:table-cell>
          <table:table-cell office:value-type="float" office:value="0.0384951422380653">
            <text:p>0.0384951422</text:p>
          </table:table-cell>
          <table:table-cell office:value-type="float" office:value="0.0387823654333088">
            <text:p>0.0387823654</text:p>
          </table:table-cell>
          <table:table-cell office:value-type="float" office:value="1.03042436054128">
            <text:p>1.0304243605</text:p>
          </table:table-cell>
          <table:table-cell office:value-type="float" office:value="1.13763747474605">
            <text:p>1.1376374747</text:p>
          </table:table-cell>
          <table:table-cell office:value-type="float" office:value="1.13868625987904">
            <text:p>1.1386862599</text:p>
          </table:table-cell>
          <table:table-cell office:value-type="float" office:value="0">
            <text:p>0</text:p>
          </table:table-cell>
          <table:table-cell office:value-type="float" office:value="18.3504866083499">
            <text:p>18.3504866083</text:p>
          </table:table-cell>
          <table:table-cell office:value-type="float" office:value="18.2171170351051">
            <text:p>18.217117035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10337">
            <text:p>10337</text:p>
          </table:table-cell>
          <table:table-cell office:value-type="float" office:value="15756">
            <text:p>15756</text:p>
          </table:table-cell>
          <table:table-cell office:value-type="float" office:value="26527">
            <text:p>26527</text:p>
          </table:table-cell>
          <table:table-cell office:value-type="float" office:value="307.25">
            <text:p>307.25</text:p>
          </table:table-cell>
          <table:table-cell office:value-type="float" office:value="515.25">
            <text:p>515.25</text:p>
          </table:table-cell>
          <table:table-cell office:value-type="float" office:value="943.25">
            <text:p>943.25</text:p>
          </table:table-cell>
          <table:table-cell office:value-type="float" office:value="0.0297233239818129">
            <text:p>0.029723324</text:p>
          </table:table-cell>
          <table:table-cell office:value-type="float" office:value="0.0327018278750952">
            <text:p>0.0327018279</text:p>
          </table:table-cell>
          <table:table-cell office:value-type="float" office:value="0.03555811060429">
            <text:p>0.0355581106</text:p>
          </table:table-cell>
          <table:table-cell office:value-type="float" office:value="1.10576324687386">
            <text:p>1.1057632469</text:p>
          </table:table-cell>
          <table:table-cell office:value-type="float" office:value="1.11655244027372">
            <text:p>1.1165524403</text:p>
          </table:table-cell>
          <table:table-cell office:value-type="float" office:value="1.12693157040532">
            <text:p>1.1269315704</text:p>
          </table:table-cell>
          <table:table-cell office:value-type="float" office:value="23.664857031315">
            <text:p>23.6648570313</text:p>
          </table:table-cell>
          <table:table-cell office:value-type="float" office:value="21.5406915847195">
            <text:p>21.5406915847</text:p>
          </table:table-cell>
          <table:table-cell office:value-type="float" office:value="19.8379190334454">
            <text:p>19.837919033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025">
            <text:p>11025</text:p>
          </table:table-cell>
          <table:table-cell office:value-type="float" office:value="15488">
            <text:p>15488</text:p>
          </table:table-cell>
          <table:table-cell office:value-type="float" office:value="26117">
            <text:p>26117</text:p>
          </table:table-cell>
          <table:table-cell office:value-type="float" office:value="341.875">
            <text:p>341.875</text:p>
          </table:table-cell>
          <table:table-cell office:value-type="float" office:value="624.25">
            <text:p>624.25</text:p>
          </table:table-cell>
          <table:table-cell office:value-type="float" office:value="1150.375">
            <text:p>1150.375</text:p>
          </table:table-cell>
          <table:table-cell office:value-type="float" office:value="0.0310090702947846">
            <text:p>0.0310090703</text:p>
          </table:table-cell>
          <table:table-cell office:value-type="float" office:value="0.0403053977272727">
            <text:p>0.0403053977</text:p>
          </table:table-cell>
          <table:table-cell office:value-type="float" office:value="0.0440469808936708">
            <text:p>0.0440469809</text:p>
          </table:table-cell>
          <table:table-cell office:value-type="float" office:value="1.11041640841522">
            <text:p>1.1104164084</text:p>
          </table:table-cell>
          <table:table-cell office:value-type="float" office:value="1.14425296121392">
            <text:p>1.1442529612</text:p>
          </table:table-cell>
          <table:table-cell office:value-type="float" office:value="1.15796710071851">
            <text:p>1.1579671007</text:p>
          </table:table-cell>
          <table:table-cell office:value-type="float" office:value="22.6978558619393">
            <text:p>22.6978558619</text:p>
          </table:table-cell>
          <table:table-cell office:value-type="float" office:value="17.5416697191775">
            <text:p>17.5416697192</text:p>
          </table:table-cell>
          <table:table-cell office:value-type="float" office:value="16.0806262120939">
            <text:p>16.080626212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520">
            <text:p>10520</text:p>
          </table:table-cell>
          <table:table-cell office:value-type="float" office:value="15964">
            <text:p>15964</text:p>
          </table:table-cell>
          <table:table-cell office:value-type="float" office:value="25631">
            <text:p>25631</text:p>
          </table:table-cell>
          <table:table-cell office:value-type="float" office:value="379.75">
            <text:p>379.75</text:p>
          </table:table-cell>
          <table:table-cell office:value-type="float" office:value="462.5">
            <text:p>462.5</text:p>
          </table:table-cell>
          <table:table-cell office:value-type="float" office:value="759">
            <text:p>759</text:p>
          </table:table-cell>
          <table:table-cell office:value-type="float" office:value="0.0360979087452471">
            <text:p>0.0360979087</text:p>
          </table:table-cell>
          <table:table-cell office:value-type="float" office:value="0.0289714357303934">
            <text:p>0.0289714357</text:p>
          </table:table-cell>
          <table:table-cell office:value-type="float" office:value="0.0296125785182006">
            <text:p>0.0296125785</text:p>
          </table:table-cell>
          <table:table-cell office:value-type="float" office:value="1.12889667627929">
            <text:p>1.1288966763</text:p>
          </table:table-cell>
          <table:table-cell office:value-type="float" office:value="1.10304513946941">
            <text:p>1.1030451395</text:p>
          </table:table-cell>
          <table:table-cell office:value-type="float" office:value="1.10536275823444">
            <text:p>1.1053627582</text:p>
          </table:table-cell>
          <table:table-cell office:value-type="float" office:value="19.5463905666691">
            <text:p>19.5463905667</text:p>
          </table:table-cell>
          <table:table-cell office:value-type="float" office:value="24.2701165679248">
            <text:p>24.2701165679</text:p>
          </table:table-cell>
          <table:table-cell office:value-type="float" office:value="23.7520755568994">
            <text:p>23.752075556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10373">
            <text:p>10373</text:p>
          </table:table-cell>
          <table:table-cell office:value-type="float" office:value="17232">
            <text:p>17232</text:p>
          </table:table-cell>
          <table:table-cell office:value-type="float" office:value="25607">
            <text:p>25607</text:p>
          </table:table-cell>
          <table:table-cell office:value-type="float" office:value="549.5">
            <text:p>549.5</text:p>
          </table:table-cell>
          <table:table-cell office:value-type="float" office:value="543">
            <text:p>543</text:p>
          </table:table-cell>
          <table:table-cell office:value-type="float" office:value="827.25">
            <text:p>827.25</text:p>
          </table:table-cell>
          <table:table-cell office:value-type="float" office:value="0.05297406729008">
            <text:p>0.0529740673</text:p>
          </table:table-cell>
          <table:table-cell office:value-type="float" office:value="0.0315111420612813">
            <text:p>0.0315111421</text:p>
          </table:table-cell>
          <table:table-cell office:value-type="float" office:value="0.0323056195571523">
            <text:p>0.0323056196</text:p>
          </table:table-cell>
          <table:table-cell office:value-type="float" office:value="1.19090948905358">
            <text:p>1.1909094891</text:p>
          </table:table-cell>
          <table:table-cell office:value-type="float" office:value="1.11223518327954">
            <text:p>1.1122351833</text:p>
          </table:table-cell>
          <table:table-cell office:value-type="float" office:value="1.11511522843778">
            <text:p>1.1151152284</text:p>
          </table:table-cell>
          <table:table-cell office:value-type="float" office:value="13.428243077712">
            <text:p>13.4282430777</text:p>
          </table:table-cell>
          <table:table-cell office:value-type="float" office:value="22.3416732941996">
            <text:p>22.3416732942</text:p>
          </table:table-cell>
          <table:table-cell office:value-type="float" office:value="21.8006692111599">
            <text:p>21.800669211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307">
            <text:p>307</text:p>
          </table:table-cell>
          <table:table-cell office:value-type="float" office:value="10508">
            <text:p>10508</text:p>
          </table:table-cell>
          <table:table-cell office:value-type="float" office:value="18500">
            <text:p>18500</text:p>
          </table:table-cell>
          <table:table-cell office:value-type="float" office:value="27175">
            <text:p>27175</text:p>
          </table:table-cell>
          <table:table-cell office:value-type="float" office:value="550">
            <text:p>550</text:p>
          </table:table-cell>
          <table:table-cell office:value-type="float" office:value="883.375">
            <text:p>883.375</text:p>
          </table:table-cell>
          <table:table-cell office:value-type="float" office:value="506.75">
            <text:p>506.75</text:p>
          </table:table-cell>
          <table:table-cell office:value-type="float" office:value="0.052341073467834">
            <text:p>0.0523410735</text:p>
          </table:table-cell>
          <table:table-cell office:value-type="float" office:value="0.04775">
            <text:p>0.04775</text:p>
          </table:table-cell>
          <table:table-cell office:value-type="float" office:value="0.0186476540938362">
            <text:p>0.0186476541</text:p>
          </table:table-cell>
          <table:table-cell office:value-type="float" office:value="1.18856334956208">
            <text:p>1.1885633496</text:p>
          </table:table-cell>
          <table:table-cell office:value-type="float" office:value="1.1715939225">
            <text:p>1.1715939225</text:p>
          </table:table-cell>
          <table:table-cell office:value-type="float" office:value="1.06594834993471">
            <text:p>1.0659483499</text:p>
          </table:table-cell>
          <table:table-cell office:value-type="float" office:value="13.58651879618">
            <text:p>13.5865187962</text:p>
          </table:table-cell>
          <table:table-cell office:value-type="float" office:value="14.8600506873002">
            <text:p>14.86005068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10933">
            <text:p>10933</text:p>
          </table:table-cell>
          <table:table-cell office:value-type="float" office:value="18328">
            <text:p>18328</text:p>
          </table:table-cell>
          <table:table-cell office:value-type="float" office:value="28771">
            <text:p>28771</text:p>
          </table:table-cell>
          <table:table-cell office:value-type="float" office:value="368.125">
            <text:p>368.125</text:p>
          </table:table-cell>
          <table:table-cell office:value-type="float" office:value="680.75">
            <text:p>680.75</text:p>
          </table:table-cell>
          <table:table-cell office:value-type="float" office:value="380.875">
            <text:p>380.875</text:p>
          </table:table-cell>
          <table:table-cell office:value-type="float" office:value="0.0336709960669533">
            <text:p>0.0336709961</text:p>
          </table:table-cell>
          <table:table-cell office:value-type="float" office:value="0.0371426233085989">
            <text:p>0.0371426233</text:p>
          </table:table-cell>
          <table:table-cell office:value-type="float" office:value="0.0132381564770081">
            <text:p>0.0132381565</text:p>
          </table:table-cell>
          <table:table-cell office:value-type="float" office:value="1.12007060874757">
            <text:p>1.1200706087</text:p>
          </table:table-cell>
          <table:table-cell office:value-type="float" office:value="1.13270314753394">
            <text:p>1.1327031475</text:p>
          </table:table-cell>
          <table:table-cell office:value-type="float" office:value="1.04667703529187">
            <text:p>1.0466770353</text:p>
          </table:table-cell>
          <table:table-cell office:value-type="float" office:value="20.9305435913525">
            <text:p>20.9305435914</text:p>
          </table:table-cell>
          <table:table-cell office:value-type="float" office:value="19.006239425809">
            <text:p>19.0062394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390">
            <text:p>390</text:p>
          </table:table-cell>
          <table:table-cell office:value-type="float" office:value="11742">
            <text:p>11742</text:p>
          </table:table-cell>
          <table:table-cell office:value-type="float" office:value="18050">
            <text:p>18050</text:p>
          </table:table-cell>
          <table:table-cell office:value-type="float" office:value="29247">
            <text:p>29247</text:p>
          </table:table-cell>
          <table:table-cell office:value-type="float" office:value="389">
            <text:p>389</text:p>
          </table:table-cell>
          <table:table-cell office:value-type="float" office:value="642.5">
            <text:p>642.5</text:p>
          </table:table-cell>
          <table:table-cell office:value-type="float" office:value="238.875">
            <text:p>238.875</text:p>
          </table:table-cell>
          <table:table-cell office:value-type="float" office:value="0.0331289388519843">
            <text:p>0.0331289389</text:p>
          </table:table-cell>
          <table:table-cell office:value-type="float" office:value="0.035595567867036">
            <text:p>0.0355955679</text:p>
          </table:table-cell>
          <table:table-cell office:value-type="float" office:value="0.00816750435942148">
            <text:p>0.0081675044</text:p>
          </table:table-cell>
          <table:table-cell office:value-type="float" office:value="1.11810243809728">
            <text:p>1.1181024381</text:p>
          </table:table-cell>
          <table:table-cell office:value-type="float" office:value="1.12706789466011">
            <text:p>1.1270678947</text:p>
          </table:table-cell>
          <table:table-cell office:value-type="float" office:value="1.0287170131878">
            <text:p>1.0287170132</text:p>
          </table:table-cell>
          <table:table-cell office:value-type="float" office:value="21.2674010463715">
            <text:p>21.2674010464</text:p>
          </table:table-cell>
          <table:table-cell office:value-type="float" office:value="19.8174040521592">
            <text:p>19.8174040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3138">
            <text:p>13138</text:p>
          </table:table-cell>
          <table:table-cell office:value-type="float" office:value="18608">
            <text:p>18608</text:p>
          </table:table-cell>
          <table:table-cell office:value-type="float" office:value="31367">
            <text:p>31367</text:p>
          </table:table-cell>
          <table:table-cell office:value-type="float" office:value="456.625">
            <text:p>456.625</text:p>
          </table:table-cell>
          <table:table-cell office:value-type="float" office:value="335.75">
            <text:p>335.75</text:p>
          </table:table-cell>
          <table:table-cell office:value-type="float" office:value="577.875">
            <text:p>577.875</text:p>
          </table:table-cell>
          <table:table-cell office:value-type="float" office:value="0.0347560511493378">
            <text:p>0.0347560511</text:p>
          </table:table-cell>
          <table:table-cell office:value-type="float" office:value="0.0180433147033534">
            <text:p>0.0180433147</text:p>
          </table:table-cell>
          <table:table-cell office:value-type="float" office:value="0.0184230241974049">
            <text:p>0.0184230242</text:p>
          </table:table-cell>
          <table:table-cell office:value-type="float" office:value="1.12401382588201">
            <text:p>1.1240138259</text:p>
          </table:table-cell>
          <table:table-cell office:value-type="float" office:value="1.06378970142449">
            <text:p>1.0637897014</text:p>
          </table:table-cell>
          <table:table-cell office:value-type="float" office:value="1.06514582401925">
            <text:p>1.065145824</text:p>
          </table:table-cell>
          <table:table-cell office:value-type="float" office:value="20.2878088088539">
            <text:p>20.2878088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821">
            <text:p>14821</text:p>
          </table:table-cell>
          <table:table-cell office:value-type="float" office:value="19345">
            <text:p>19345</text:p>
          </table:table-cell>
          <table:table-cell office:value-type="float" office:value="31269">
            <text:p>31269</text:p>
          </table:table-cell>
          <table:table-cell office:value-type="float" office:value="522.25">
            <text:p>522.25</text:p>
          </table:table-cell>
          <table:table-cell office:value-type="float" office:value="399.5">
            <text:p>399.5</text:p>
          </table:table-cell>
          <table:table-cell office:value-type="float" office:value="702.375">
            <text:p>702.375</text:p>
          </table:table-cell>
          <table:table-cell office:value-type="float" office:value="0.0352371634842453">
            <text:p>0.0352371635</text:p>
          </table:table-cell>
          <table:table-cell office:value-type="float" office:value="0.0206513310933058">
            <text:p>0.0206513311</text:p>
          </table:table-cell>
          <table:table-cell office:value-type="float" office:value="0.0224623428955195">
            <text:p>0.0224623429</text:p>
          </table:table-cell>
          <table:table-cell office:value-type="float" office:value="1.12576372126807">
            <text:p>1.1257637213</text:p>
          </table:table-cell>
          <table:table-cell office:value-type="float" office:value="1.07311555467938">
            <text:p>1.0731155547</text:p>
          </table:table-cell>
          <table:table-cell office:value-type="float" office:value="1.0796071315571">
            <text:p>1.0796071316</text:p>
          </table:table-cell>
          <table:table-cell office:value-type="float" office:value="20.0154863851015">
            <text:p>20.0154863851</text:p>
          </table:table-cell>
          <table:table-cell office:value-type="float" office:value="33.9096787581781">
            <text:p>33.9096787582</text:p>
          </table:table-cell>
          <table:table-cell office:value-type="float" office:value="31.2034776175726">
            <text:p>31.203477617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14230">
            <text:p>14230</text:p>
          </table:table-cell>
          <table:table-cell office:value-type="float" office:value="19930">
            <text:p>19930</text:p>
          </table:table-cell>
          <table:table-cell office:value-type="float" office:value="28912">
            <text:p>28912</text:p>
          </table:table-cell>
          <table:table-cell office:value-type="float" office:value="528.125">
            <text:p>528.125</text:p>
          </table:table-cell>
          <table:table-cell office:value-type="float" office:value="294.875">
            <text:p>294.875</text:p>
          </table:table-cell>
          <table:table-cell office:value-type="float" office:value="749.5">
            <text:p>749.5</text:p>
          </table:table-cell>
          <table:table-cell office:value-type="float" office:value="0.0371134926212228">
            <text:p>0.0371134926</text:p>
          </table:table-cell>
          <table:table-cell office:value-type="float" office:value="0.014795534370296">
            <text:p>0.0147955344</text:p>
          </table:table-cell>
          <table:table-cell office:value-type="float" office:value="0.0259234919756502">
            <text:p>0.025923492</text:p>
          </table:table-cell>
          <table:table-cell office:value-type="float" office:value="1.13259695038999">
            <text:p>1.1325969504</text:p>
          </table:table-cell>
          <table:table-cell office:value-type="float" office:value="1.05221342965715">
            <text:p>1.0522134297</text:p>
          </table:table-cell>
          <table:table-cell office:value-type="float" office:value="1.09204939568975">
            <text:p>1.0920493957</text:p>
          </table:table-cell>
          <table:table-cell office:value-type="float" office:value="19.0208888276115">
            <text:p>19.0208888276</text:p>
          </table:table-cell>
          <table:table-cell office:value-type="float" office:value="0">
            <text:p>0</text:p>
          </table:table-cell>
          <table:table-cell office:value-type="float" office:value="27.0832824572547">
            <text:p>27.083282457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632">
            <text:p>13632</text:p>
          </table:table-cell>
          <table:table-cell office:value-type="float" office:value="20288">
            <text:p>20288</text:p>
          </table:table-cell>
          <table:table-cell office:value-type="float" office:value="28287">
            <text:p>28287</text:p>
          </table:table-cell>
          <table:table-cell office:value-type="float" office:value="541.5">
            <text:p>541.5</text:p>
          </table:table-cell>
          <table:table-cell office:value-type="float" office:value="868.875">
            <text:p>868.875</text:p>
          </table:table-cell>
          <table:table-cell office:value-type="float" office:value="349.25">
            <text:p>349.25</text:p>
          </table:table-cell>
          <table:table-cell office:value-type="float" office:value="0.0397227112676056">
            <text:p>0.0397227113</text:p>
          </table:table-cell>
          <table:table-cell office:value-type="float" office:value="0.042827040615142">
            <text:p>0.0428270406</text:p>
          </table:table-cell>
          <table:table-cell office:value-type="float" office:value="0.0123466610103581">
            <text:p>0.012346661</text:p>
          </table:table-cell>
          <table:table-cell office:value-type="float" office:value="1.1421221612659">
            <text:p>1.1421221613</text:p>
          </table:table-cell>
          <table:table-cell office:value-type="float" office:value="1.15348958675238">
            <text:p>1.1534895868</text:p>
          </table:table-cell>
          <table:table-cell office:value-type="float" office:value="1.04351209601094">
            <text:p>1.043512096</text:p>
          </table:table-cell>
          <table:table-cell office:value-type="float" office:value="17.7939678302219">
            <text:p>17.7939678302</text:p>
          </table:table-cell>
          <table:table-cell office:value-type="float" office:value="16.5289535672386">
            <text:p>16.52895356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1950">
            <text:p>21950</text:p>
          </table:table-cell>
          <table:table-cell office:value-type="float" office:value="31068">
            <text:p>31068</text:p>
          </table:table-cell>
          <table:table-cell office:value-type="float" office:value="438.75">
            <text:p>438.75</text:p>
          </table:table-cell>
          <table:table-cell office:value-type="float" office:value="528">
            <text:p>528</text:p>
          </table:table-cell>
          <table:table-cell office:value-type="float" office:value="1213.25">
            <text:p>1213.25</text:p>
          </table:table-cell>
          <table:table-cell office:value-type="float" office:value="0.0312811920718665">
            <text:p>0.0312811921</text:p>
          </table:table-cell>
          <table:table-cell office:value-type="float" office:value="0.0240546697038724">
            <text:p>0.0240546697</text:p>
          </table:table-cell>
          <table:table-cell office:value-type="float" office:value="0.0390514355607055">
            <text:p>0.0390514356</text:p>
          </table:table-cell>
          <table:table-cell office:value-type="float" office:value="1.11140205768731">
            <text:p>1.1114020577</text:p>
          </table:table-cell>
          <table:table-cell office:value-type="float" office:value="1.0853254531473">
            <text:p>1.0853254531</text:p>
          </table:table-cell>
          <table:table-cell office:value-type="float" office:value="1.1396690531164">
            <text:p>1.1396690531</text:p>
          </table:table-cell>
          <table:table-cell office:value-type="float" office:value="22.5033866916542">
            <text:p>22.5033866917</text:p>
          </table:table-cell>
          <table:table-cell office:value-type="float" office:value="29.1606941849392">
            <text:p>29.1606941849</text:p>
          </table:table-cell>
          <table:table-cell office:value-type="float" office:value="18.0939562640312">
            <text:p>18.09395626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4755">
            <text:p>14755</text:p>
          </table:table-cell>
          <table:table-cell office:value-type="float" office:value="22558">
            <text:p>22558</text:p>
          </table:table-cell>
          <table:table-cell office:value-type="float" office:value="32722">
            <text:p>32722</text:p>
          </table:table-cell>
          <table:table-cell office:value-type="float" office:value="308.375">
            <text:p>308.375</text:p>
          </table:table-cell>
          <table:table-cell office:value-type="float" office:value="522.5">
            <text:p>522.5</text:p>
          </table:table-cell>
          <table:table-cell office:value-type="float" office:value="1172.875">
            <text:p>1172.875</text:p>
          </table:table-cell>
          <table:table-cell office:value-type="float" office:value="0.0208996950186378">
            <text:p>0.020899695</text:p>
          </table:table-cell>
          <table:table-cell office:value-type="float" office:value="0.0231625144073056">
            <text:p>0.0231625144</text:p>
          </table:table-cell>
          <table:table-cell office:value-type="float" office:value="0.0358436220279934">
            <text:p>0.035843622</text:p>
          </table:table-cell>
          <table:table-cell office:value-type="float" office:value="1.0740050551789">
            <text:p>1.0740050552</text:p>
          </table:table-cell>
          <table:table-cell office:value-type="float" office:value="1.08212034448996">
            <text:p>1.0821203445</text:p>
          </table:table-cell>
          <table:table-cell office:value-type="float" office:value="1.12797081696854">
            <text:p>1.127970817</text:p>
          </table:table-cell>
          <table:table-cell office:value-type="float" office:value="33.5107996595211">
            <text:p>33.5107996595</text:p>
          </table:table-cell>
          <table:table-cell office:value-type="float" office:value="30.2706367776881">
            <text:p>30.2706367777</text:p>
          </table:table-cell>
          <table:table-cell office:value-type="float" office:value="19.6826292383211">
            <text:p>19.682629238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158">
            <text:p>15158</text:p>
          </table:table-cell>
          <table:table-cell office:value-type="float" office:value="20811">
            <text:p>20811</text:p>
          </table:table-cell>
          <table:table-cell office:value-type="float" office:value="35083">
            <text:p>35083</text:p>
          </table:table-cell>
          <table:table-cell office:value-type="float" office:value="208.25">
            <text:p>208.25</text:p>
          </table:table-cell>
          <table:table-cell office:value-type="float" office:value="520.75">
            <text:p>520.75</text:p>
          </table:table-cell>
          <table:table-cell office:value-type="float" office:value="1753">
            <text:p>1753</text:p>
          </table:table-cell>
          <table:table-cell office:value-type="float" office:value="0.0137386198706953">
            <text:p>0.0137386199</text:p>
          </table:table-cell>
          <table:table-cell office:value-type="float" office:value="0.0250228244678295">
            <text:p>0.0250228245</text:p>
          </table:table-cell>
          <table:table-cell office:value-type="float" office:value="0.0499672205911695">
            <text:p>0.0499672206</text:p>
          </table:table-cell>
          <table:table-cell office:value-type="float" office:value="1.0484551189123">
            <text:p>1.0484551189</text:p>
          </table:table-cell>
          <table:table-cell office:value-type="float" office:value="1.08880712345633">
            <text:p>1.0888071235</text:p>
          </table:table-cell>
          <table:table-cell office:value-type="float" office:value="1.17977884941096">
            <text:p>1.1797788494</text:p>
          </table:table-cell>
          <table:table-cell office:value-type="float" office:value="0">
            <text:p>0</text:p>
          </table:table-cell>
          <table:table-cell office:value-type="float" office:value="28.0457431841995">
            <text:p>28.0457431842</text:p>
          </table:table-cell>
          <table:table-cell office:value-type="float" office:value="14.2157952300235">
            <text:p>14.2157952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5824">
            <text:p>15824</text:p>
          </table:table-cell>
          <table:table-cell office:value-type="float" office:value="22541">
            <text:p>22541</text:p>
          </table:table-cell>
          <table:table-cell office:value-type="float" office:value="38529">
            <text:p>38529</text:p>
          </table:table-cell>
          <table:table-cell office:value-type="float" office:value="686.625">
            <text:p>686.625</text:p>
          </table:table-cell>
          <table:table-cell office:value-type="float" office:value="1217.375">
            <text:p>1217.375</text:p>
          </table:table-cell>
          <table:table-cell office:value-type="float" office:value="2065.875">
            <text:p>2065.875</text:p>
          </table:table-cell>
          <table:table-cell office:value-type="float" office:value="0.0433913675429727">
            <text:p>0.0433913675</text:p>
          </table:table-cell>
          <table:table-cell office:value-type="float" office:value="0.05400714254026">
            <text:p>0.0540071425</text:p>
          </table:table-cell>
          <table:table-cell office:value-type="float" office:value="0.053618702795297">
            <text:p>0.0536187028</text:p>
          </table:table-cell>
          <table:table-cell office:value-type="float" office:value="1.15556009552381">
            <text:p>1.1555600955</text:p>
          </table:table-cell>
          <table:table-cell office:value-type="float" office:value="1.19474187092382">
            <text:p>1.1947418709</text:p>
          </table:table-cell>
          <table:table-cell office:value-type="float" office:value="1.19330039175086">
            <text:p>1.1933003918</text:p>
          </table:table-cell>
          <table:table-cell office:value-type="float" office:value="16.318430690067">
            <text:p>16.3184306901</text:p>
          </table:table-cell>
          <table:table-cell office:value-type="float" office:value="13.1778967876278">
            <text:p>13.1778967876</text:p>
          </table:table-cell>
          <table:table-cell office:value-type="float" office:value="13.2708963798222">
            <text:p>13.270896379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3861">
            <text:p>23861</text:p>
          </table:table-cell>
          <table:table-cell office:value-type="float" office:value="41043">
            <text:p>41043</text:p>
          </table:table-cell>
          <table:table-cell office:value-type="float" office:value="332.75">
            <text:p>332.75</text:p>
          </table:table-cell>
          <table:table-cell office:value-type="float" office:value="1140.125">
            <text:p>1140.125</text:p>
          </table:table-cell>
          <table:table-cell office:value-type="float" office:value="1838">
            <text:p>1838</text:p>
          </table:table-cell>
          <table:table-cell office:value-type="float" office:value="0.0199873858721768">
            <text:p>0.0199873859</text:p>
          </table:table-cell>
          <table:table-cell office:value-type="float" office:value="0.0477819454339718">
            <text:p>0.0477819454</text:p>
          </table:table-cell>
          <table:table-cell office:value-type="float" office:value="0.0447823014886826">
            <text:p>0.0447823015</text:p>
          </table:table-cell>
          <table:table-cell office:value-type="float" office:value="1.07073886191687">
            <text:p>1.0707388619</text:p>
          </table:table-cell>
          <table:table-cell office:value-type="float" office:value="1.17171171306543">
            <text:p>1.1717117131</text:p>
          </table:table-cell>
          <table:table-cell office:value-type="float" office:value="1.16066874608257">
            <text:p>1.1606687461</text:p>
          </table:table-cell>
          <table:table-cell office:value-type="float" office:value="0">
            <text:p>0</text:p>
          </table:table-cell>
          <table:table-cell office:value-type="float" office:value="14.850343892636">
            <text:p>14.8503438926</text:p>
          </table:table-cell>
          <table:table-cell office:value-type="float" office:value="15.8221932079902">
            <text:p>15.82219320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874">
            <text:p>23874</text:p>
          </table:table-cell>
          <table:table-cell office:value-type="float" office:value="40652">
            <text:p>40652</text:p>
          </table:table-cell>
          <table:table-cell office:value-type="float" office:value="329.875">
            <text:p>329.875</text:p>
          </table:table-cell>
          <table:table-cell office:value-type="float" office:value="1191.5">
            <text:p>1191.5</text:p>
          </table:table-cell>
          <table:table-cell office:value-type="float" office:value="2083.875">
            <text:p>2083.875</text:p>
          </table:table-cell>
          <table:table-cell office:value-type="float" office:value="0.0195945945945946">
            <text:p>0.0195945946</text:p>
          </table:table-cell>
          <table:table-cell office:value-type="float" office:value="0.0499078495434364">
            <text:p>0.0499078495</text:p>
          </table:table-cell>
          <table:table-cell office:value-type="float" office:value="0.0512613155564302">
            <text:p>0.0512613156</text:p>
          </table:table-cell>
          <table:table-cell office:value-type="float" office:value="1.06933361943024">
            <text:p>1.0693336194</text:p>
          </table:table-cell>
          <table:table-cell office:value-type="float" office:value="1.17955942855629">
            <text:p>1.1795594286</text:p>
          </table:table-cell>
          <table:table-cell office:value-type="float" office:value="1.18456494049375">
            <text:p>1.1845649405</text:p>
          </table:table-cell>
          <table:table-cell office:value-type="float" office:value="0">
            <text:p>0</text:p>
          </table:table-cell>
          <table:table-cell office:value-type="float" office:value="14.232300858488">
            <text:p>14.2323008585</text:p>
          </table:table-cell>
          <table:table-cell office:value-type="float" office:value="13.8655236653237">
            <text:p>13.865523665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449">
            <text:p>449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064">
            <text:p>25064</text:p>
          </table:table-cell>
          <table:table-cell office:value-type="float" office:value="42907">
            <text:p>42907</text:p>
          </table:table-cell>
          <table:table-cell office:value-type="float" office:value="457">
            <text:p>457</text:p>
          </table:table-cell>
          <table:table-cell office:value-type="float" office:value="1099.75">
            <text:p>1099.75</text:p>
          </table:table-cell>
          <table:table-cell office:value-type="float" office:value="2148.25">
            <text:p>2148.25</text:p>
          </table:table-cell>
          <table:table-cell office:value-type="float" office:value="0.028749370910921">
            <text:p>0.0287493709</text:p>
          </table:table-cell>
          <table:table-cell office:value-type="float" office:value="0.0438776731567188">
            <text:p>0.0438776732</text:p>
          </table:table-cell>
          <table:table-cell office:value-type="float" office:value="0.0500675880392477">
            <text:p>0.050067588</text:p>
          </table:table-cell>
          <table:table-cell office:value-type="float" office:value="1.10224278979066">
            <text:p>1.1022427898</text:p>
          </table:table-cell>
          <table:table-cell office:value-type="float" office:value="1.15734534644375">
            <text:p>1.1573453464</text:p>
          </table:table-cell>
          <table:table-cell office:value-type="float" office:value="1.18014981434662">
            <text:p>1.1801498143</text:p>
          </table:table-cell>
          <table:table-cell office:value-type="float" office:value="24.454931115928">
            <text:p>24.4549311159</text:p>
          </table:table-cell>
          <table:table-cell office:value-type="float" office:value="16.1413570845446">
            <text:p>16.1413570845</text:p>
          </table:table-cell>
          <table:table-cell office:value-type="float" office:value="14.1879812787523">
            <text:p>14.187981278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626">
            <text:p>26626</text:p>
          </table:table-cell>
          <table:table-cell office:value-type="float" office:value="44725">
            <text:p>44725</text:p>
          </table:table-cell>
          <table:table-cell office:value-type="float" office:value="583.25">
            <text:p>583.25</text:p>
          </table:table-cell>
          <table:table-cell office:value-type="float" office:value="1083.625">
            <text:p>1083.625</text:p>
          </table:table-cell>
          <table:table-cell office:value-type="float" office:value="1592.625">
            <text:p>1592.625</text:p>
          </table:table-cell>
          <table:table-cell office:value-type="float" office:value="0.0382233436004981">
            <text:p>0.0382233436</text:p>
          </table:table-cell>
          <table:table-cell office:value-type="float" office:value="0.0406980019529783">
            <text:p>0.040698002</text:p>
          </table:table-cell>
          <table:table-cell office:value-type="float" office:value="0.0356092789267747">
            <text:p>0.0356092789</text:p>
          </table:table-cell>
          <table:table-cell office:value-type="float" office:value="1.13664530963391">
            <text:p>1.1366453096</text:p>
          </table:table-cell>
          <table:table-cell office:value-type="float" office:value="1.14568940846683">
            <text:p>1.1456894085</text:p>
          </table:table-cell>
          <table:table-cell office:value-type="float" office:value="1.12711779690525">
            <text:p>1.1271177969</text:p>
          </table:table-cell>
          <table:table-cell office:value-type="float" office:value="18.4785395063836">
            <text:p>18.4785395064</text:p>
          </table:table-cell>
          <table:table-cell office:value-type="float" office:value="17.3757487871751">
            <text:p>17.3757487872</text:p>
          </table:table-cell>
          <table:table-cell office:value-type="float" office:value="19.8099054265563">
            <text:p>19.809905426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16688">
            <text:p>16688</text:p>
          </table:table-cell>
          <table:table-cell office:value-type="float" office:value="28339">
            <text:p>28339</text:p>
          </table:table-cell>
          <table:table-cell office:value-type="float" office:value="45798">
            <text:p>45798</text:p>
          </table:table-cell>
          <table:table-cell office:value-type="float" office:value="620.5">
            <text:p>620.5</text:p>
          </table:table-cell>
          <table:table-cell office:value-type="float" office:value="1026.625">
            <text:p>1026.625</text:p>
          </table:table-cell>
          <table:table-cell office:value-type="float" office:value="983.125">
            <text:p>983.125</text:p>
          </table:table-cell>
          <table:table-cell office:value-type="float" office:value="0.0371824065196548">
            <text:p>0.0371824065</text:p>
          </table:table-cell>
          <table:table-cell office:value-type="float" office:value="0.036226578213769">
            <text:p>0.0362265782</text:p>
          </table:table-cell>
          <table:table-cell office:value-type="float" office:value="0.0214665487575877">
            <text:p>0.0214665488</text:p>
          </table:table-cell>
          <table:table-cell office:value-type="float" office:value="1.13284818427379">
            <text:p>1.1328481843</text:p>
          </table:table-cell>
          <table:table-cell office:value-type="float" office:value="1.12936525908759">
            <text:p>1.1293652591</text:p>
          </table:table-cell>
          <table:table-cell office:value-type="float" office:value="1.07603611357406">
            <text:p>1.0760361136</text:p>
          </table:table-cell>
          <table:table-cell office:value-type="float" office:value="18.9862700996025">
            <text:p>18.9862700996</text:p>
          </table:table-cell>
          <table:table-cell office:value-type="float" office:value="19.4781822579249">
            <text:p>19.4781822579</text:p>
          </table:table-cell>
          <table:table-cell office:value-type="float" office:value="32.63498905328">
            <text:p>32.634989053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9323">
            <text:p>29323</text:p>
          </table:table-cell>
          <table:table-cell office:value-type="float" office:value="49393">
            <text:p>49393</text:p>
          </table:table-cell>
          <table:table-cell office:value-type="float" office:value="583.75">
            <text:p>583.75</text:p>
          </table:table-cell>
          <table:table-cell office:value-type="float" office:value="973">
            <text:p>973</text:p>
          </table:table-cell>
          <table:table-cell office:value-type="float" office:value="1025.5">
            <text:p>1025.5</text:p>
          </table:table-cell>
          <table:table-cell office:value-type="float" office:value="0.0334450555746534">
            <text:p>0.0334450556</text:p>
          </table:table-cell>
          <table:table-cell office:value-type="float" office:value="0.0331821437097159">
            <text:p>0.0331821437</text:p>
          </table:table-cell>
          <table:table-cell office:value-type="float" office:value="0.0207620513028162">
            <text:p>0.0207620513</text:p>
          </table:table-cell>
          <table:table-cell office:value-type="float" office:value="1.11925009512637">
            <text:p>1.1192500951</text:p>
          </table:table-cell>
          <table:table-cell office:value-type="float" office:value="1.1182955701199">
            <text:p>1.1182955701</text:p>
          </table:table-cell>
          <table:table-cell office:value-type="float" office:value="1.07351206259749">
            <text:p>1.0735120626</text:p>
          </table:table-cell>
          <table:table-cell office:value-type="float" office:value="21.0696256385208">
            <text:p>21.0696256385</text:p>
          </table:table-cell>
          <table:table-cell office:value-type="float" office:value="21.2338502150013">
            <text:p>21.233850215</text:p>
          </table:table-cell>
          <table:table-cell office:value-type="float" office:value="33.7306803154712">
            <text:p>33.730680315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18663">
            <text:p>18663</text:p>
          </table:table-cell>
          <table:table-cell office:value-type="float" office:value="30993">
            <text:p>30993</text:p>
          </table:table-cell>
          <table:table-cell office:value-type="float" office:value="52280">
            <text:p>52280</text:p>
          </table:table-cell>
          <table:table-cell office:value-type="float" office:value="816.625">
            <text:p>816.625</text:p>
          </table:table-cell>
          <table:table-cell office:value-type="float" office:value="1332.5">
            <text:p>1332.5</text:p>
          </table:table-cell>
          <table:table-cell office:value-type="float" office:value="950.5">
            <text:p>950.5</text:p>
          </table:table-cell>
          <table:table-cell office:value-type="float" office:value="0.0437563628569898">
            <text:p>0.0437563629</text:p>
          </table:table-cell>
          <table:table-cell office:value-type="float" office:value="0.0429935791953022">
            <text:p>0.0429935792</text:p>
          </table:table-cell>
          <table:table-cell office:value-type="float" office:value="0.0181809487375669">
            <text:p>0.0181809487</text:p>
          </table:table-cell>
          <table:table-cell office:value-type="float" office:value="1.15689992380879">
            <text:p>1.1568999238</text:p>
          </table:table-cell>
          <table:table-cell office:value-type="float" office:value="1.15410048497352">
            <text:p>1.154100485</text:p>
          </table:table-cell>
          <table:table-cell office:value-type="float" office:value="1.0642811924996">
            <text:p>1.0642811925</text:p>
          </table:table-cell>
          <table:table-cell office:value-type="float" office:value="16.1851601888029">
            <text:p>16.1851601888</text:p>
          </table:table-cell>
          <table:table-cell office:value-type="float" office:value="16.466251401988">
            <text:p>16.466251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444">
            <text:p>31444</text:p>
          </table:table-cell>
          <table:table-cell office:value-type="float" office:value="51270">
            <text:p>51270</text:p>
          </table:table-cell>
          <table:table-cell office:value-type="float" office:value="1015.875">
            <text:p>1015.875</text:p>
          </table:table-cell>
          <table:table-cell office:value-type="float" office:value="1069.25">
            <text:p>1069.25</text:p>
          </table:table-cell>
          <table:table-cell office:value-type="float" office:value="775.5">
            <text:p>775.5</text:p>
          </table:table-cell>
          <table:table-cell office:value-type="float" office:value="0.0489814368370299">
            <text:p>0.0489814368</text:p>
          </table:table-cell>
          <table:table-cell office:value-type="float" office:value="0.0340048975957257">
            <text:p>0.0340048976</text:p>
          </table:table-cell>
          <table:table-cell office:value-type="float" office:value="0.0151258045640726">
            <text:p>0.0151258046</text:p>
          </table:table-cell>
          <table:table-cell office:value-type="float" office:value="1.17613742399266">
            <text:p>1.176137424</text:p>
          </table:table-cell>
          <table:table-cell office:value-type="float" office:value="1.12128355438361">
            <text:p>1.1212835544</text:p>
          </table:table-cell>
          <table:table-cell office:value-type="float" office:value="1.05338874430313">
            <text:p>1.0533887443</text:p>
          </table:table-cell>
          <table:table-cell office:value-type="float" office:value="14.4950334027264">
            <text:p>14.4950334027</text:p>
          </table:table-cell>
          <table:table-cell office:value-type="float" office:value="20.7283876494261">
            <text:p>20.7283876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553">
            <text:p>32553</text:p>
          </table:table-cell>
          <table:table-cell office:value-type="float" office:value="49018">
            <text:p>49018</text:p>
          </table:table-cell>
          <table:table-cell office:value-type="float" office:value="899">
            <text:p>899</text:p>
          </table:table-cell>
          <table:table-cell office:value-type="float" office:value="641.75">
            <text:p>641.75</text:p>
          </table:table-cell>
          <table:table-cell office:value-type="float" office:value="834.75">
            <text:p>834.75</text:p>
          </table:table-cell>
          <table:table-cell office:value-type="float" office:value="0.0415972607810476">
            <text:p>0.0415972608</text:p>
          </table:table-cell>
          <table:table-cell office:value-type="float" office:value="0.0197140048536233">
            <text:p>0.0197140049</text:p>
          </table:table-cell>
          <table:table-cell office:value-type="float" office:value="0.017029458566241">
            <text:p>0.0170294586</text:p>
          </table:table-cell>
          <table:table-cell office:value-type="float" office:value="1.14898186365846">
            <text:p>1.1489818637</text:p>
          </table:table-cell>
          <table:table-cell office:value-type="float" office:value="1.06976075528292">
            <text:p>1.0697607553</text:p>
          </table:table-cell>
          <table:table-cell office:value-type="float" office:value="1.0601715098016">
            <text:p>1.0601715098</text:p>
          </table:table-cell>
          <table:table-cell office:value-type="float" office:value="17.0075085948579">
            <text:p>17.0075085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403">
            <text:p>34403</text:p>
          </table:table-cell>
          <table:table-cell office:value-type="float" office:value="48856">
            <text:p>48856</text:p>
          </table:table-cell>
          <table:table-cell office:value-type="float" office:value="1010.375">
            <text:p>1010.375</text:p>
          </table:table-cell>
          <table:table-cell office:value-type="float" office:value="685.625">
            <text:p>685.625</text:p>
          </table:table-cell>
          <table:table-cell office:value-type="float" office:value="737.875">
            <text:p>737.875</text:p>
          </table:table-cell>
          <table:table-cell office:value-type="float" office:value="0.0469832597070449">
            <text:p>0.0469832597</text:p>
          </table:table-cell>
          <table:table-cell office:value-type="float" office:value="0.0199292212888411">
            <text:p>0.0199292213</text:p>
          </table:table-cell>
          <table:table-cell office:value-type="float" office:value="0.0151030579662682">
            <text:p>0.015103058</text:p>
          </table:table-cell>
          <table:table-cell office:value-type="float" office:value="1.16876796529235">
            <text:p>1.1687679653</text:p>
          </table:table-cell>
          <table:table-cell office:value-type="float" office:value="1.07053073527886">
            <text:p>1.0705307353</text:p>
          </table:table-cell>
          <table:table-cell office:value-type="float" office:value="1.05330778350741">
            <text:p>1.0533077835</text:p>
          </table:table-cell>
          <table:table-cell office:value-type="float" office:value="15.0969886951964">
            <text:p>15.0969886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5696">
            <text:p>35696</text:p>
          </table:table-cell>
          <table:table-cell office:value-type="float" office:value="50886">
            <text:p>50886</text:p>
          </table:table-cell>
          <table:table-cell office:value-type="float" office:value="1089.875">
            <text:p>1089.875</text:p>
          </table:table-cell>
          <table:table-cell office:value-type="float" office:value="587.625">
            <text:p>587.625</text:p>
          </table:table-cell>
          <table:table-cell office:value-type="float" office:value="845.125">
            <text:p>845.125</text:p>
          </table:table-cell>
          <table:table-cell office:value-type="float" office:value="0.0485922243524009">
            <text:p>0.0485922244</text:p>
          </table:table-cell>
          <table:table-cell office:value-type="float" office:value="0.0164619285073958">
            <text:p>0.0164619285</text:p>
          </table:table-cell>
          <table:table-cell office:value-type="float" office:value="0.0166082026490587">
            <text:p>0.0166082026</text:p>
          </table:table-cell>
          <table:table-cell office:value-type="float" office:value="1.17470074559773">
            <text:p>1.1747007456</text:p>
          </table:table-cell>
          <table:table-cell office:value-type="float" office:value="1.05814790015264">
            <text:p>1.0581479002</text:p>
          </table:table-cell>
          <table:table-cell office:value-type="float" office:value="1.05866934076636">
            <text:p>1.0586693408</text:p>
          </table:table-cell>
          <table:table-cell office:value-type="float" office:value="14.6084028523797">
            <text:p>14.60840285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617">
            <text:p>617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5505">
            <text:p>35505</text:p>
          </table:table-cell>
          <table:table-cell office:value-type="float" office:value="50929">
            <text:p>50929</text:p>
          </table:table-cell>
          <table:table-cell office:value-type="float" office:value="753.5">
            <text:p>753.5</text:p>
          </table:table-cell>
          <table:table-cell office:value-type="float" office:value="533.875">
            <text:p>533.875</text:p>
          </table:table-cell>
          <table:table-cell office:value-type="float" office:value="-1379.625">
            <text:p>-1379.625</text:p>
          </table:table-cell>
          <table:table-cell office:value-type="float" office:value="0.0323362801476268">
            <text:p>0.0323362801</text:p>
          </table:table-cell>
          <table:table-cell office:value-type="float" office:value="0.0150366145613294">
            <text:p>0.0150366146</text:p>
          </table:table-cell>
          <table:table-cell office:value-type="float" office:value="-0.0270891829802274">
            <text:p>-0.027089183</text:p>
          </table:table-cell>
          <table:table-cell office:value-type="float" office:value="1.11522642514371">
            <text:p>1.1152264251</text:p>
          </table:table-cell>
          <table:table-cell office:value-type="float" office:value="1.05307130652849">
            <text:p>1.0530713065</text:p>
          </table:table-cell>
          <table:table-cell office:value-type="float" office:value="0.906626154284895">
            <text:p>0.9066261543</text:p>
          </table:table-cell>
          <table:table-cell office:value-type="float" office:value="21.7803234256287">
            <text:p>21.7803234256</text:p>
          </table:table-cell>
          <table:table-cell office:value-type="float" office:value="0">
            <text:p>0</text:p>
          </table:table-cell>
          <table:table-cell office:value-type="float" office:value="-25.2394401915514">
            <text:p>-25.239440191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23880">
            <text:p>23880</text:p>
          </table:table-cell>
          <table:table-cell office:value-type="float" office:value="34360">
            <text:p>34360</text:p>
          </table:table-cell>
          <table:table-cell office:value-type="float" office:value="52584">
            <text:p>52584</text:p>
          </table:table-cell>
          <table:table-cell office:value-type="float" office:value="441">
            <text:p>441</text:p>
          </table:table-cell>
          <table:table-cell office:value-type="float" office:value="534.75">
            <text:p>534.75</text:p>
          </table:table-cell>
          <table:table-cell office:value-type="float" office:value="-1618.25">
            <text:p>-1618.25</text:p>
          </table:table-cell>
          <table:table-cell office:value-type="float" office:value="0.0184673366834171">
            <text:p>0.0184673367</text:p>
          </table:table-cell>
          <table:table-cell office:value-type="float" office:value="0.0155631548311991">
            <text:p>0.0155631548</text:p>
          </table:table-cell>
          <table:table-cell office:value-type="float" office:value="-0.0307745702114712">
            <text:p>-0.0307745702</text:p>
          </table:table-cell>
          <table:table-cell office:value-type="float" office:value="1.06530412173935">
            <text:p>1.0653041217</text:p>
          </table:table-cell>
          <table:table-cell office:value-type="float" office:value="1.05494577701426">
            <text:p>1.054945777</text:p>
          </table:table-cell>
          <table:table-cell office:value-type="float" office:value="0.894145269636384">
            <text:p>0.8941452696</text:p>
          </table:table-cell>
          <table:table-cell table:number-columns-repeated="2" office:value-type="float" office:value="0">
            <text:p>0</text:p>
          </table:table-cell>
          <table:table-cell office:value-type="float" office:value="-22.1749957479894">
            <text:p>-22.17499574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780">
            <text:p>34780</text:p>
          </table:table-cell>
          <table:table-cell office:value-type="float" office:value="55296">
            <text:p>55296</text:p>
          </table:table-cell>
          <table:table-cell office:value-type="float" office:value="522.5">
            <text:p>522.5</text:p>
          </table:table-cell>
          <table:table-cell office:value-type="float" office:value="459.75">
            <text:p>459.75</text:p>
          </table:table-cell>
          <table:table-cell office:value-type="float" office:value="-1483.25">
            <text:p>-1483.25</text:p>
          </table:table-cell>
          <table:table-cell office:value-type="float" office:value="0.0204605082821005">
            <text:p>0.0204605083</text:p>
          </table:table-cell>
          <table:table-cell office:value-type="float" office:value="0.0132188039102933">
            <text:p>0.0132188039</text:p>
          </table:table-cell>
          <table:table-cell office:value-type="float" office:value="-0.0268238208912037">
            <text:p>-0.0268238209</text:p>
          </table:table-cell>
          <table:table-cell office:value-type="float" office:value="1.07243229848971">
            <text:p>1.0724322985</text:p>
          </table:table-cell>
          <table:table-cell office:value-type="float" office:value="1.04660829776859">
            <text:p>1.0466082978</text:p>
          </table:table-cell>
          <table:table-cell office:value-type="float" office:value="0.907526880920506">
            <text:p>0.9075268809</text:p>
          </table:table-cell>
          <table:table-cell office:value-type="float" office:value="34.2227233939653">
            <text:p>34.222723394</text:p>
          </table:table-cell>
          <table:table-cell office:value-type="float" office:value="0">
            <text:p>0</text:p>
          </table:table-cell>
          <table:table-cell office:value-type="float" office:value="-25.4925883752249">
            <text:p>-25.492588375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198">
            <text:p>35198</text:p>
          </table:table-cell>
          <table:table-cell office:value-type="float" office:value="49466">
            <text:p>49466</text:p>
          </table:table-cell>
          <table:table-cell office:value-type="float" office:value="-180">
            <text:p>-180</text:p>
          </table:table-cell>
          <table:table-cell office:value-type="float" office:value="-1053.125">
            <text:p>-1053.125</text:p>
          </table:table-cell>
          <table:table-cell office:value-type="float" office:value="789.375">
            <text:p>789.375</text:p>
          </table:table-cell>
          <table:table-cell office:value-type="float" office:value="-0.00672846889952153">
            <text:p>-0.0067284689</text:p>
          </table:table-cell>
          <table:table-cell office:value-type="float" office:value="-0.0299200238649923">
            <text:p>-0.0299200239</text:p>
          </table:table-cell>
          <table:table-cell office:value-type="float" office:value="0.0159579306998747">
            <text:p>0.0159579307</text:p>
          </table:table-cell>
          <table:table-cell office:value-type="float" office:value="0.976539092547389">
            <text:p>0.9765390925</text:p>
          </table:table-cell>
          <table:table-cell office:value-type="float" office:value="0.897034523815567">
            <text:p>0.8970345238</text:p>
          </table:table-cell>
          <table:table-cell office:value-type="float" office:value="1.05635188233192">
            <text:p>1.0563518823</text:p>
          </table:table-cell>
          <table:table-cell office:value-type="float" office:value="0">
            <text:p>0</text:p>
          </table:table-cell>
          <table:table-cell office:value-type="float" office:value="-22.8183371700611">
            <text:p>-22.8183371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2353">
            <text:p>22353</text:p>
          </table:table-cell>
          <table:table-cell office:value-type="float" office:value="34386">
            <text:p>34386</text:p>
          </table:table-cell>
          <table:table-cell office:value-type="float" office:value="49458">
            <text:p>49458</text:p>
          </table:table-cell>
          <table:table-cell office:value-type="float" office:value="-1018">
            <text:p>-1018</text:p>
          </table:table-cell>
          <table:table-cell office:value-type="float" office:value="-857.625">
            <text:p>-857.625</text:p>
          </table:table-cell>
          <table:table-cell office:value-type="float" office:value="-1289.125">
            <text:p>-1289.125</text:p>
          </table:table-cell>
          <table:table-cell office:value-type="float" office:value="-0.0455419854158279">
            <text:p>-0.0455419854</text:p>
          </table:table-cell>
          <table:table-cell office:value-type="float" office:value="-0.0249411097539696">
            <text:p>-0.0249411098</text:p>
          </table:table-cell>
          <table:table-cell office:value-type="float" office:value="-0.0260650450887622">
            <text:p>-0.0260650451</text:p>
          </table:table-cell>
          <table:table-cell office:value-type="float" office:value="0.844668233018409">
            <text:p>0.844668233</text:p>
          </table:table-cell>
          <table:table-cell office:value-type="float" office:value="0.913925351414395">
            <text:p>0.9139253514</text:p>
          </table:table-cell>
          <table:table-cell office:value-type="float" office:value="0.910103939877272">
            <text:p>0.9101039399</text:p>
          </table:table-cell>
          <table:table-cell office:value-type="float" office:value="-14.870693767549">
            <text:p>-14.8706937675</text:p>
          </table:table-cell>
          <table:table-cell office:value-type="float" office:value="-27.4433203066159">
            <text:p>-27.4433203066</text:p>
          </table:table-cell>
          <table:table-cell office:value-type="float" office:value="-26.244879263759">
            <text:p>-26.244879263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19712">
            <text:p>19712</text:p>
          </table:table-cell>
          <table:table-cell office:value-type="float" office:value="32384">
            <text:p>32384</text:p>
          </table:table-cell>
          <table:table-cell office:value-type="float" office:value="50963">
            <text:p>50963</text:p>
          </table:table-cell>
          <table:table-cell office:value-type="float" office:value="-596.5">
            <text:p>-596.5</text:p>
          </table:table-cell>
          <table:table-cell office:value-type="float" office:value="-1101.5">
            <text:p>-1101.5</text:p>
          </table:table-cell>
          <table:table-cell office:value-type="float" office:value="-1595.125">
            <text:p>-1595.125</text:p>
          </table:table-cell>
          <table:table-cell office:value-type="float" office:value="-0.0302607548701299">
            <text:p>-0.0302607549</text:p>
          </table:table-cell>
          <table:table-cell office:value-type="float" office:value="-0.0340137104743083">
            <text:p>-0.0340137105</text:p>
          </table:table-cell>
          <table:table-cell office:value-type="float" office:value="-0.0312996683868689">
            <text:p>-0.0312996684</text:p>
          </table:table-cell>
          <table:table-cell office:value-type="float" office:value="0.895882155993753">
            <text:p>0.895882156</text:p>
          </table:table-cell>
          <table:table-cell office:value-type="float" office:value="0.883219601040372">
            <text:p>0.883219601</text:p>
          </table:table-cell>
          <table:table-cell office:value-type="float" office:value="0.89237131235857">
            <text:p>0.8923713124</text:p>
          </table:table-cell>
          <table:table-cell office:value-type="float" office:value="-22.5574641273614">
            <text:p>-22.5574641274</text:p>
          </table:table-cell>
          <table:table-cell office:value-type="float" office:value="-20.029891730479">
            <text:p>-20.0298917305</text:p>
          </table:table-cell>
          <table:table-cell office:value-type="float" office:value="-21.7971015609154">
            <text:p>-21.797101560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17556">
            <text:p>17556</text:p>
          </table:table-cell>
          <table:table-cell office:value-type="float" office:value="32344">
            <text:p>32344</text:p>
          </table:table-cell>
          <table:table-cell office:value-type="float" office:value="53208">
            <text:p>53208</text:p>
          </table:table-cell>
          <table:table-cell office:value-type="float" office:value="-752.25">
            <text:p>-752.25</text:p>
          </table:table-cell>
          <table:table-cell office:value-type="float" office:value="435.25">
            <text:p>435.25</text:p>
          </table:table-cell>
          <table:table-cell office:value-type="float" office:value="-1204">
            <text:p>-1204</text:p>
          </table:table-cell>
          <table:table-cell office:value-type="float" office:value="-0.0428485987696514">
            <text:p>-0.0428485988</text:p>
          </table:table-cell>
          <table:table-cell office:value-type="float" office:value="0.0134569008162256">
            <text:p>0.0134569008</text:p>
          </table:table-cell>
          <table:table-cell office:value-type="float" office:value="-0.0226281762141031">
            <text:p>-0.0226281762</text:p>
          </table:table-cell>
          <table:table-cell office:value-type="float" office:value="0.853628469042604">
            <text:p>0.853628469</text:p>
          </table:table-cell>
          <table:table-cell office:value-type="float" office:value="1.04745408568876">
            <text:p>1.0474540857</text:p>
          </table:table-cell>
          <table:table-cell office:value-type="float" office:value="0.921804970593841">
            <text:p>0.9218049706</text:p>
          </table:table-cell>
          <table:table-cell office:value-type="float" office:value="-15.8275560923698">
            <text:p>-15.8275560924</text:p>
          </table:table-cell>
          <table:table-cell office:value-type="float" office:value="0">
            <text:p>0</text:p>
          </table:table-cell>
          <table:table-cell office:value-type="float" office:value="-30.2841435402095">
            <text:p>-30.284143540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0394">
            <text:p>20394</text:p>
          </table:table-cell>
          <table:table-cell office:value-type="float" office:value="33275">
            <text:p>33275</text:p>
          </table:table-cell>
          <table:table-cell office:value-type="float" office:value="47006">
            <text:p>47006</text:p>
          </table:table-cell>
          <table:table-cell office:value-type="float" office:value="-619.125">
            <text:p>-619.125</text:p>
          </table:table-cell>
          <table:table-cell office:value-type="float" office:value="-372.125">
            <text:p>-372.125</text:p>
          </table:table-cell>
          <table:table-cell office:value-type="float" office:value="-845.75">
            <text:p>-845.75</text:p>
          </table:table-cell>
          <table:table-cell office:value-type="float" office:value="-0.0303581935863489">
            <text:p>-0.0303581936</text:p>
          </table:table-cell>
          <table:table-cell office:value-type="float" office:value="-0.01118332081142">
            <text:p>-0.0111833208</text:p>
          </table:table-cell>
          <table:table-cell office:value-type="float" office:value="-0.017992383950985">
            <text:p>-0.017992384</text:p>
          </table:table-cell>
          <table:table-cell office:value-type="float" office:value="0.895552697486718">
            <text:p>0.8955526975</text:p>
          </table:table-cell>
          <table:table-cell office:value-type="float" office:value="0.961103507822198">
            <text:p>0.9611035078</text:p>
          </table:table-cell>
          <table:table-cell office:value-type="float" office:value="0.937661158896822">
            <text:p>0.9376611589</text:p>
          </table:table-cell>
          <table:table-cell office:value-type="float" office:value="-22.4839390289288">
            <text:p>-22.48393902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9712">
            <text:p>19712</text:p>
          </table:table-cell>
          <table:table-cell office:value-type="float" office:value="28800">
            <text:p>28800</text:p>
          </table:table-cell>
          <table:table-cell office:value-type="float" office:value="47357">
            <text:p>47357</text:p>
          </table:table-cell>
          <table:table-cell office:value-type="float" office:value="194.125">
            <text:p>194.125</text:p>
          </table:table-cell>
          <table:table-cell office:value-type="float" office:value="537.625">
            <text:p>537.625</text:p>
          </table:table-cell>
          <table:table-cell office:value-type="float" office:value="-1254.125">
            <text:p>-1254.125</text:p>
          </table:table-cell>
          <table:table-cell office:value-type="float" office:value="0.00984806209415584">
            <text:p>0.0098480621</text:p>
          </table:table-cell>
          <table:table-cell office:value-type="float" office:value="0.0186675347222222">
            <text:p>0.0186675347</text:p>
          </table:table-cell>
          <table:table-cell office:value-type="float" office:value="-0.0264823574128429">
            <text:p>-0.0264823574</text:p>
          </table:table-cell>
          <table:table-cell office:value-type="float" office:value="1.03465830661049">
            <text:p>1.0346583066</text:p>
          </table:table-cell>
          <table:table-cell office:value-type="float" office:value="1.06601938615888">
            <text:p>1.0660193862</text:p>
          </table:table-cell>
          <table:table-cell office:value-type="float" office:value="0.908686326953167">
            <text:p>0.90868632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8257990060764">
            <text:p>-25.825799006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6580">
            <text:p>16580</text:p>
          </table:table-cell>
          <table:table-cell office:value-type="float" office:value="28842">
            <text:p>28842</text:p>
          </table:table-cell>
          <table:table-cell office:value-type="float" office:value="49200">
            <text:p>49200</text:p>
          </table:table-cell>
          <table:table-cell office:value-type="float" office:value="-1080">
            <text:p>-1080</text:p>
          </table:table-cell>
          <table:table-cell office:value-type="float" office:value="908.5">
            <text:p>908.5</text:p>
          </table:table-cell>
          <table:table-cell office:value-type="float" office:value="-1418.25">
            <text:p>-1418.25</text:p>
          </table:table-cell>
          <table:table-cell office:value-type="float" office:value="-0.0651387213510253">
            <text:p>-0.0651387214</text:p>
          </table:table-cell>
          <table:table-cell office:value-type="float" office:value="0.0314992025518341">
            <text:p>0.0314992026</text:p>
          </table:table-cell>
          <table:table-cell office:value-type="float" office:value="-0.0288262195121951">
            <text:p>-0.0288262195</text:p>
          </table:table-cell>
          <table:table-cell office:value-type="float" office:value="0.780330859189134">
            <text:p>0.7803308592</text:p>
          </table:table-cell>
          <table:table-cell office:value-type="float" office:value="1.11219192046377">
            <text:p>1.1121919205</text:p>
          </table:table-cell>
          <table:table-cell office:value-type="float" office:value="0.900736895532793">
            <text:p>0.9007368955</text:p>
          </table:table-cell>
          <table:table-cell office:value-type="float" office:value="-10.2906288312218">
            <text:p>-10.2906288312</text:p>
          </table:table-cell>
          <table:table-cell office:value-type="float" office:value="22.3500117007141">
            <text:p>22.3500117007</text:p>
          </table:table-cell>
          <table:table-cell office:value-type="float" office:value="-23.6974561157202">
            <text:p>-23.697456115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17680">
            <text:p>17680</text:p>
          </table:table-cell>
          <table:table-cell office:value-type="float" office:value="30300">
            <text:p>30300</text:p>
          </table:table-cell>
          <table:table-cell office:value-type="float" office:value="51926">
            <text:p>51926</text:p>
          </table:table-cell>
          <table:table-cell office:value-type="float" office:value="-1227.5">
            <text:p>-1227.5</text:p>
          </table:table-cell>
          <table:table-cell office:value-type="float" office:value="1025">
            <text:p>1025</text:p>
          </table:table-cell>
          <table:table-cell office:value-type="float" office:value="-1326.625">
            <text:p>-1326.625</text:p>
          </table:table-cell>
          <table:table-cell office:value-type="float" office:value="-0.0694287330316742">
            <text:p>-0.069428733</text:p>
          </table:table-cell>
          <table:table-cell office:value-type="float" office:value="0.0338283828382838">
            <text:p>0.0338283828</text:p>
          </table:table-cell>
          <table:table-cell office:value-type="float" office:value="-0.0255483765358395">
            <text:p>-0.0255483765</text:p>
          </table:table-cell>
          <table:table-cell office:value-type="float" office:value="0.766447318371092">
            <text:p>0.7664473184</text:p>
          </table:table-cell>
          <table:table-cell office:value-type="float" office:value="1.12064228452548">
            <text:p>1.1206422845</text:p>
          </table:table-cell>
          <table:table-cell office:value-type="float" office:value="0.911860012430051">
            <text:p>0.9118600124</text:p>
          </table:table-cell>
          <table:table-cell office:value-type="float" office:value="-9.63284851938342">
            <text:p>-9.6328485194</text:p>
          </table:table-cell>
          <table:table-cell office:value-type="float" office:value="20.8347588436661">
            <text:p>20.8347588437</text:p>
          </table:table-cell>
          <table:table-cell office:value-type="float" office:value="-26.7827035859662">
            <text:p>-26.78270358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20040">
            <text:p>20040</text:p>
          </table:table-cell>
          <table:table-cell office:value-type="float" office:value="31733">
            <text:p>31733</text:p>
          </table:table-cell>
          <table:table-cell office:value-type="float" office:value="45595">
            <text:p>45595</text:p>
          </table:table-cell>
          <table:table-cell office:value-type="float" office:value="-1092.5">
            <text:p>-1092.5</text:p>
          </table:table-cell>
          <table:table-cell office:value-type="float" office:value="-1768">
            <text:p>-1768</text:p>
          </table:table-cell>
          <table:table-cell office:value-type="float" office:value="-1412.875">
            <text:p>-1412.875</text:p>
          </table:table-cell>
          <table:table-cell office:value-type="float" office:value="-0.0545159680638723">
            <text:p>-0.0545159681</text:p>
          </table:table-cell>
          <table:table-cell office:value-type="float" office:value="-0.0557148709545268">
            <text:p>-0.055714871</text:p>
          </table:table-cell>
          <table:table-cell office:value-type="float" office:value="-0.0309874986292357">
            <text:p>-0.0309874986</text:p>
          </table:table-cell>
          <table:table-cell office:value-type="float" office:value="0.815019213693372">
            <text:p>0.8150192137</text:p>
          </table:table-cell>
          <table:table-cell office:value-type="float" office:value="0.811082079476296">
            <text:p>0.8110820795</text:p>
          </table:table-cell>
          <table:table-cell office:value-type="float" office:value="0.893425795937417">
            <text:p>0.8934257959</text:p>
          </table:table-cell>
          <table:table-cell office:value-type="float" office:value="-12.3647601493717">
            <text:p>-12.3647601494</text:p>
          </table:table-cell>
          <table:table-cell office:value-type="float" office:value="-12.0910878040322">
            <text:p>-12.091087804</text:p>
          </table:table-cell>
          <table:table-cell office:value-type="float" office:value="-22.0202152710866">
            <text:p>-22.020215271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19910">
            <text:p>19910</text:p>
          </table:table-cell>
          <table:table-cell office:value-type="float" office:value="28139">
            <text:p>28139</text:p>
          </table:table-cell>
          <table:table-cell office:value-type="float" office:value="46305">
            <text:p>46305</text:p>
          </table:table-cell>
          <table:table-cell office:value-type="float" office:value="43.875">
            <text:p>43.875</text:p>
          </table:table-cell>
          <table:table-cell office:value-type="float" office:value="-1469.75">
            <text:p>-1469.75</text:p>
          </table:table-cell>
          <table:table-cell office:value-type="float" office:value="948.375">
            <text:p>948.375</text:p>
          </table:table-cell>
          <table:table-cell office:value-type="float" office:value="0.00220366649924661">
            <text:p>0.0022036665</text:p>
          </table:table-cell>
          <table:table-cell office:value-type="float" office:value="-0.0522317779594158">
            <text:p>-0.052231778</text:p>
          </table:table-cell>
          <table:table-cell office:value-type="float" office:value="0.0204810495626822">
            <text:p>0.0204810496</text:p>
          </table:table-cell>
          <table:table-cell office:value-type="float" office:value="1.0077223507936">
            <text:p>1.0077223508</text:p>
          </table:table-cell>
          <table:table-cell office:value-type="float" office:value="0.822535968054496">
            <text:p>0.8225359681</text:p>
          </table:table-cell>
          <table:table-cell office:value-type="float" office:value="1.07250584131612">
            <text:p>1.0725058413</text:p>
          </table:table-cell>
          <table:table-cell office:value-type="float" office:value="0">
            <text:p>0</text:p>
          </table:table-cell>
          <table:table-cell office:value-type="float" office:value="-12.9209307173866">
            <text:p>-12.9209307174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6580">
            <text:p>16580</text:p>
          </table:table-cell>
          <table:table-cell office:value-type="float" office:value="27038">
            <text:p>27038</text:p>
          </table:table-cell>
          <table:table-cell office:value-type="float" office:value="46926">
            <text:p>46926</text:p>
          </table:table-cell>
          <table:table-cell office:value-type="float" office:value="-1080">
            <text:p>-1080</text:p>
          </table:table-cell>
          <table:table-cell office:value-type="float" office:value="871.75">
            <text:p>871.75</text:p>
          </table:table-cell>
          <table:table-cell office:value-type="float" office:value="1393.875">
            <text:p>1393.875</text:p>
          </table:table-cell>
          <table:table-cell office:value-type="float" office:value="-0.0651387213510253">
            <text:p>-0.0651387214</text:p>
          </table:table-cell>
          <table:table-cell office:value-type="float" office:value="0.0322416598860863">
            <text:p>0.0322416599</text:p>
          </table:table-cell>
          <table:table-cell office:value-type="float" office:value="0.0297036823935558">
            <text:p>0.0297036824</text:p>
          </table:table-cell>
          <table:table-cell office:value-type="float" office:value="0.780330859189134">
            <text:p>0.7803308592</text:p>
          </table:table-cell>
          <table:table-cell office:value-type="float" office:value="1.11488327788043">
            <text:p>1.1148832779</text:p>
          </table:table-cell>
          <table:table-cell office:value-type="float" office:value="1.10569221352301">
            <text:p>1.1056922135</text:p>
          </table:table-cell>
          <table:table-cell office:value-type="float" office:value="-10.2906288312218">
            <text:p>-10.2906288312</text:p>
          </table:table-cell>
          <table:table-cell office:value-type="float" office:value="21.8432361804663">
            <text:p>21.8432361805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6915">
            <text:p>16915</text:p>
          </table:table-cell>
          <table:table-cell office:value-type="float" office:value="27720">
            <text:p>27720</text:p>
          </table:table-cell>
          <table:table-cell office:value-type="float" office:value="48060">
            <text:p>48060</text:p>
          </table:table-cell>
          <table:table-cell office:value-type="float" office:value="-1457.75">
            <text:p>-1457.75</text:p>
          </table:table-cell>
          <table:table-cell office:value-type="float" office:value="891">
            <text:p>891</text:p>
          </table:table-cell>
          <table:table-cell office:value-type="float" office:value="1434.375">
            <text:p>1434.375</text:p>
          </table:table-cell>
          <table:table-cell office:value-type="float" office:value="-0.0861809045226131">
            <text:p>-0.0861809045</text:p>
          </table:table-cell>
          <table:table-cell office:value-type="float" office:value="0.0321428571428571">
            <text:p>0.0321428571</text:p>
          </table:table-cell>
          <table:table-cell office:value-type="float" office:value="0.0298455056179775">
            <text:p>0.0298455056</text:p>
          </table:table-cell>
          <table:table-cell office:value-type="float" office:value="0.712924044847352">
            <text:p>0.7129240448</text:p>
          </table:table-cell>
          <table:table-cell office:value-type="float" office:value="1.114525">
            <text:p>1.114525</text:p>
          </table:table-cell>
          <table:table-cell office:value-type="float" office:value="1.10620514790588">
            <text:p>1.1062051479</text:p>
          </table:table-cell>
          <table:table-cell office:value-type="float" office:value="-7.69115372489109">
            <text:p>-7.6911537249</text:p>
          </table:table-cell>
          <table:table-cell office:value-type="float" office:value="21.9093251418321">
            <text:p>21.9093251418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4960">
            <text:p>14960</text:p>
          </table:table-cell>
          <table:table-cell office:value-type="float" office:value="28056">
            <text:p>28056</text:p>
          </table:table-cell>
          <table:table-cell office:value-type="float" office:value="48500">
            <text:p>48500</text:p>
          </table:table-cell>
          <table:table-cell office:value-type="float" office:value="-1154.5">
            <text:p>-1154.5</text:p>
          </table:table-cell>
          <table:table-cell office:value-type="float" office:value="-164.5">
            <text:p>-164.5</text:p>
          </table:table-cell>
          <table:table-cell office:value-type="float" office:value="396.875">
            <text:p>396.875</text:p>
          </table:table-cell>
          <table:table-cell office:value-type="float" office:value="-0.0771724598930481">
            <text:p>-0.0771724599</text:p>
          </table:table-cell>
          <table:table-cell office:value-type="float" office:value="-0.00586327345309381">
            <text:p>-0.0058632735</text:p>
          </table:table-cell>
          <table:table-cell office:value-type="float" office:value="0.00818298969072165">
            <text:p>0.0081829897</text:p>
          </table:table-cell>
          <table:table-cell office:value-type="float" office:value="0.741569343963582">
            <text:p>0.741569344</text:p>
          </table:table-cell>
          <table:table-cell office:value-type="float" office:value="0.97954592374632">
            <text:p>0.9795459237</text:p>
          </table:table-cell>
          <table:table-cell office:value-type="float" office:value="1.02877170810527">
            <text:p>1.0287717081</text:p>
          </table:table-cell>
          <table:table-cell office:value-type="float" office:value="-8.6305824142499">
            <text:p>-8.6305824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3294">
            <text:p>13294</text:p>
          </table:table-cell>
          <table:table-cell office:value-type="float" office:value="27345">
            <text:p>27345</text:p>
          </table:table-cell>
          <table:table-cell office:value-type="float" office:value="49875">
            <text:p>49875</text:p>
          </table:table-cell>
          <table:table-cell office:value-type="float" office:value="-747.875">
            <text:p>-747.875</text:p>
          </table:table-cell>
          <table:table-cell office:value-type="float" office:value="-787.25">
            <text:p>-787.25</text:p>
          </table:table-cell>
          <table:table-cell office:value-type="float" office:value="146.875">
            <text:p>146.875</text:p>
          </table:table-cell>
          <table:table-cell office:value-type="float" office:value="-0.0562565819166541">
            <text:p>-0.0562565819</text:p>
          </table:table-cell>
          <table:table-cell office:value-type="float" office:value="-0.028789541049552">
            <text:p>-0.028789541</text:p>
          </table:table-cell>
          <table:table-cell office:value-type="float" office:value="0.00294486215538847">
            <text:p>0.0029448622</text:p>
          </table:table-cell>
          <table:table-cell office:value-type="float" office:value="0.809304977189243">
            <text:p>0.8093049772</text:p>
          </table:table-cell>
          <table:table-cell office:value-type="float" office:value="0.900861128167302">
            <text:p>0.9008611282</text:p>
          </table:table-cell>
          <table:table-cell office:value-type="float" office:value="1.01032401508156">
            <text:p>1.0103240151</text:p>
          </table:table-cell>
          <table:table-cell office:value-type="float" office:value="-11.9712569262137">
            <text:p>-11.9712569262</text:p>
          </table:table-cell>
          <table:table-cell office:value-type="float" office:value="-23.7280930339534">
            <text:p>-23.7280930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5453">
            <text:p>15453</text:p>
          </table:table-cell>
          <table:table-cell office:value-type="float" office:value="27699">
            <text:p>27699</text:p>
          </table:table-cell>
          <table:table-cell office:value-type="float" office:value="49100">
            <text:p>49100</text:p>
          </table:table-cell>
          <table:table-cell office:value-type="float" office:value="-252.875">
            <text:p>-252.875</text:p>
          </table:table-cell>
          <table:table-cell office:value-type="float" office:value="-189">
            <text:p>-189</text:p>
          </table:table-cell>
          <table:table-cell office:value-type="float" office:value="759.375">
            <text:p>759.375</text:p>
          </table:table-cell>
          <table:table-cell office:value-type="float" office:value="-0.0163641364136414">
            <text:p>-0.0163641364</text:p>
          </table:table-cell>
          <table:table-cell office:value-type="float" office:value="-0.00682335102350265">
            <text:p>-0.006823351</text:p>
          </table:table-cell>
          <table:table-cell office:value-type="float" office:value="0.0154658859470468">
            <text:p>0.0154658859</text:p>
          </table:table-cell>
          <table:table-cell office:value-type="float" office:value="0.943250381074961">
            <text:p>0.9432503811</text:p>
          </table:table-cell>
          <table:table-cell office:value-type="float" office:value="0.976209525331353">
            <text:p>0.9762095253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6796">
            <text:p>16796</text:p>
          </table:table-cell>
          <table:table-cell office:value-type="float" office:value="29100">
            <text:p>29100</text:p>
          </table:table-cell>
          <table:table-cell office:value-type="float" office:value="52380">
            <text:p>52380</text:p>
          </table:table-cell>
          <table:table-cell office:value-type="float" office:value="-626.875">
            <text:p>-626.875</text:p>
          </table:table-cell>
          <table:table-cell office:value-type="float" office:value="238.125">
            <text:p>238.125</text:p>
          </table:table-cell>
          <table:table-cell office:value-type="float" office:value="428.625">
            <text:p>428.625</text:p>
          </table:table-cell>
          <table:table-cell office:value-type="float" office:value="-0.0373228744939271">
            <text:p>-0.0373228745</text:p>
          </table:table-cell>
          <table:table-cell table:number-columns-repeated="2" office:value-type="float" office:value="0.00818298969072165">
            <text:p>0.0081829897</text:p>
          </table:table-cell>
          <table:table-cell office:value-type="float" office:value="0.872100213313814">
            <text:p>0.8721002133</text:p>
          </table:table-cell>
          <table:table-cell table:number-columns-repeated="2" office:value-type="float" office:value="1.02877170810527">
            <text:p>1.0287717081</text:p>
          </table:table-cell>
          <table:table-cell office:value-type="float" office:value="-18.2228744837707">
            <text:p>-18.22287448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16150">
            <text:p>16150</text:p>
          </table:table-cell>
          <table:table-cell office:value-type="float" office:value="28686">
            <text:p>28686</text:p>
          </table:table-cell>
          <table:table-cell office:value-type="float" office:value="53865">
            <text:p>53865</text:p>
          </table:table-cell>
          <table:table-cell office:value-type="float" office:value="-263.5">
            <text:p>-263.5</text:p>
          </table:table-cell>
          <table:table-cell office:value-type="float" office:value="-259.875">
            <text:p>-259.875</text:p>
          </table:table-cell>
          <table:table-cell office:value-type="float" office:value="158.625">
            <text:p>158.625</text:p>
          </table:table-cell>
          <table:table-cell office:value-type="float" office:value="-0.0163157894736842">
            <text:p>-0.0163157895</text:p>
          </table:table-cell>
          <table:table-cell office:value-type="float" office:value="-0.0090592972181552">
            <text:p>-0.0090592972</text:p>
          </table:table-cell>
          <table:table-cell office:value-type="float" office:value="0.00294486215538847">
            <text:p>0.0029448622</text:p>
          </table:table-cell>
          <table:table-cell office:value-type="float" office:value="0.943416498614958">
            <text:p>0.9434164986</text:p>
          </table:table-cell>
          <table:table-cell office:value-type="float" office:value="0.968453318633987">
            <text:p>0.9684533186</text:p>
          </table:table-cell>
          <table:table-cell office:value-type="float" office:value="1.01032401508156">
            <text:p>1.0103240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15572">
            <text:p>15572</text:p>
          </table:table-cell>
          <table:table-cell office:value-type="float" office:value="27370">
            <text:p>27370</text:p>
          </table:table-cell>
          <table:table-cell office:value-type="float" office:value="53028">
            <text:p>53028</text:p>
          </table:table-cell>
          <table:table-cell office:value-type="float" office:value="-82.875">
            <text:p>-82.875</text:p>
          </table:table-cell>
          <table:table-cell office:value-type="float" office:value="-507.5">
            <text:p>-507.5</text:p>
          </table:table-cell>
          <table:table-cell office:value-type="float" office:value="820.125">
            <text:p>820.125</text:p>
          </table:table-cell>
          <table:table-cell office:value-type="float" office:value="-0.00532205240174673">
            <text:p>-0.0053220524</text:p>
          </table:table-cell>
          <table:table-cell office:value-type="float" office:value="-0.018542199488491">
            <text:p>-0.0185421995</text:p>
          </table:table-cell>
          <table:table-cell office:value-type="float" office:value="0.0154658859470468">
            <text:p>0.0154658859</text:p>
          </table:table-cell>
          <table:table-cell office:value-type="float" office:value="0.98142833210775">
            <text:p>0.9814283321</text:p>
          </table:table-cell>
          <table:table-cell office:value-type="float" office:value="0.935776175587548">
            <text:p>0.9357761756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4603">
            <text:p>14603</text:p>
          </table:table-cell>
          <table:table-cell office:value-type="float" office:value="27860">
            <text:p>27860</text:p>
          </table:table-cell>
          <table:table-cell office:value-type="float" office:value="54081">
            <text:p>54081</text:p>
          </table:table-cell>
          <table:table-cell office:value-type="float" office:value="-282.375">
            <text:p>-282.375</text:p>
          </table:table-cell>
          <table:table-cell office:value-type="float" office:value="364">
            <text:p>364</text:p>
          </table:table-cell>
          <table:table-cell office:value-type="float" office:value="867.375">
            <text:p>867.375</text:p>
          </table:table-cell>
          <table:table-cell office:value-type="float" office:value="-0.0193367801136753">
            <text:p>-0.0193367801</text:p>
          </table:table-cell>
          <table:table-cell office:value-type="float" office:value="0.0130653266331658">
            <text:p>0.0130653266</text:p>
          </table:table-cell>
          <table:table-cell office:value-type="float" office:value="0.0160384423364953">
            <text:p>0.0160384423</text:p>
          </table:table-cell>
          <table:table-cell office:value-type="float" office:value="0.933054135289859">
            <text:p>0.9330541353</text:p>
          </table:table-cell>
          <table:table-cell office:value-type="float" office:value="1.04606322062574">
            <text:p>1.0460632206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1900">
            <text:p>11900</text:p>
          </table:table-cell>
          <table:table-cell office:value-type="float" office:value="26817">
            <text:p>26817</text:p>
          </table:table-cell>
          <table:table-cell office:value-type="float" office:value="51489">
            <text:p>51489</text:p>
          </table:table-cell>
          <table:table-cell office:value-type="float" office:value="-554.125">
            <text:p>-554.125</text:p>
          </table:table-cell>
          <table:table-cell office:value-type="float" office:value="13.125">
            <text:p>13.125</text:p>
          </table:table-cell>
          <table:table-cell office:value-type="float" office:value="290.25">
            <text:p>290.25</text:p>
          </table:table-cell>
          <table:table-cell office:value-type="float" office:value="-0.0465651260504202">
            <text:p>-0.0465651261</text:p>
          </table:table-cell>
          <table:table-cell office:value-type="float" office:value="0.000489428347689898">
            <text:p>0.0004894283</text:p>
          </table:table-cell>
          <table:table-cell office:value-type="float" office:value="0.0056371263765076">
            <text:p>0.0056371264</text:p>
          </table:table-cell>
          <table:table-cell office:value-type="float" office:value="0.841271948313149">
            <text:p>0.8412719483</text:p>
          </table:table-cell>
          <table:table-cell office:value-type="float" office:value="1.00171346871553">
            <text:p>1.0017134687</text:p>
          </table:table-cell>
          <table:table-cell office:value-type="float" office:value="1.01979222561759">
            <text:p>1.0197922256</text:p>
          </table:table-cell>
          <table:table-cell office:value-type="float" office:value="-14.5362150496108">
            <text:p>-14.53621504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2852">
            <text:p>12852</text:p>
          </table:table-cell>
          <table:table-cell office:value-type="float" office:value="27345">
            <text:p>27345</text:p>
          </table:table-cell>
          <table:table-cell office:value-type="float" office:value="50650">
            <text:p>50650</text:p>
          </table:table-cell>
          <table:table-cell office:value-type="float" office:value="-482.375">
            <text:p>-482.375</text:p>
          </table:table-cell>
          <table:table-cell office:value-type="float" office:value="5.625">
            <text:p>5.625</text:p>
          </table:table-cell>
          <table:table-cell office:value-type="float" office:value="-243.75">
            <text:p>-243.75</text:p>
          </table:table-cell>
          <table:table-cell office:value-type="float" office:value="-0.0375330687830688">
            <text:p>-0.0375330688</text:p>
          </table:table-cell>
          <table:table-cell office:value-type="float" office:value="0.000205704882062534">
            <text:p>0.0002057049</text:p>
          </table:table-cell>
          <table:table-cell office:value-type="float" office:value="-0.00481243830207305">
            <text:p>-0.0048124383</text:p>
          </table:table-cell>
          <table:table-cell office:value-type="float" office:value="0.871395372513717">
            <text:p>0.8713953725</text:p>
          </table:table-cell>
          <table:table-cell office:value-type="float" office:value="1.00072005002364">
            <text:p>1.00072005</text:p>
          </table:table-cell>
          <table:table-cell office:value-type="float" office:value="0.98320185868507">
            <text:p>0.9832018587</text:p>
          </table:table-cell>
          <table:table-cell office:value-type="float" office:value="-18.118856153828">
            <text:p>-18.11885615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2631">
            <text:p>12631</text:p>
          </table:table-cell>
          <table:table-cell office:value-type="float" office:value="27120">
            <text:p>27120</text:p>
          </table:table-cell>
          <table:table-cell office:value-type="float" office:value="53028">
            <text:p>53028</text:p>
          </table:table-cell>
          <table:table-cell office:value-type="float" office:value="-356.375">
            <text:p>-356.375</text:p>
          </table:table-cell>
          <table:table-cell office:value-type="float" office:value="-289.875">
            <text:p>-289.875</text:p>
          </table:table-cell>
          <table:table-cell office:value-type="float" office:value="-70.875">
            <text:p>-70.875</text:p>
          </table:table-cell>
          <table:table-cell office:value-type="float" office:value="-0.0282143139893912">
            <text:p>-0.028214314</text:p>
          </table:table-cell>
          <table:table-cell office:value-type="float" office:value="-0.0106886061946903">
            <text:p>-0.0106886062</text:p>
          </table:table-cell>
          <table:table-cell office:value-type="float" office:value="-0.00133655804480652">
            <text:p>-0.001336558</text:p>
          </table:table-cell>
          <table:table-cell office:value-type="float" office:value="0.902810154164359">
            <text:p>0.9028101542</text:p>
          </table:table-cell>
          <table:table-cell office:value-type="float" office:value="0.962813801071259">
            <text:p>0.9628138011</text:p>
          </table:table-cell>
          <table:table-cell office:value-type="float" office:value="0.995325548162495">
            <text:p>0.9953255482</text:p>
          </table:table-cell>
          <table:table-cell office:value-type="float" office:value="-24.2189904994993">
            <text:p>-24.2189904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13194">
            <text:p>13194</text:p>
          </table:table-cell>
          <table:table-cell office:value-type="float" office:value="27664">
            <text:p>27664</text:p>
          </table:table-cell>
          <table:table-cell office:value-type="float" office:value="55485">
            <text:p>55485</text:p>
          </table:table-cell>
          <table:table-cell office:value-type="float" office:value="-352.625">
            <text:p>-352.625</text:p>
          </table:table-cell>
          <table:table-cell office:value-type="float" office:value="-1032.5">
            <text:p>-1032.5</text:p>
          </table:table-cell>
          <table:table-cell office:value-type="float" office:value="-752.625">
            <text:p>-752.625</text:p>
          </table:table-cell>
          <table:table-cell office:value-type="float" office:value="-0.0267261634076095">
            <text:p>-0.0267261634</text:p>
          </table:table-cell>
          <table:table-cell office:value-type="float" office:value="-0.0373228744939271">
            <text:p>-0.0373228745</text:p>
          </table:table-cell>
          <table:table-cell office:value-type="float" office:value="-0.0135644768856448">
            <text:p>-0.0135644769</text:p>
          </table:table-cell>
          <table:table-cell office:value-type="float" office:value="0.907858432181928">
            <text:p>0.9078584322</text:p>
          </table:table-cell>
          <table:table-cell office:value-type="float" office:value="0.872100213313814">
            <text:p>0.8721002133</text:p>
          </table:table-cell>
          <table:table-cell office:value-type="float" office:value="0.952884961165279">
            <text:p>0.9528849612</text:p>
          </table:table-cell>
          <table:table-cell office:value-type="float" office:value="-25.5870162874827">
            <text:p>-25.5870162875</text:p>
          </table:table-cell>
          <table:table-cell office:value-type="float" office:value="-18.2228744837707">
            <text:p>-18.2228744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2363">
            <text:p>12363</text:p>
          </table:table-cell>
          <table:table-cell office:value-type="float" office:value="24920">
            <text:p>24920</text:p>
          </table:table-cell>
          <table:table-cell office:value-type="float" office:value="54702">
            <text:p>54702</text:p>
          </table:table-cell>
          <table:table-cell office:value-type="float" office:value="46.875">
            <text:p>46.875</text:p>
          </table:table-cell>
          <table:table-cell office:value-type="float" office:value="-466.75">
            <text:p>-466.75</text:p>
          </table:table-cell>
          <table:table-cell office:value-type="float" office:value="-263.25">
            <text:p>-263.25</text:p>
          </table:table-cell>
          <table:table-cell office:value-type="float" office:value="0.00379155544770687">
            <text:p>0.0037915554</text:p>
          </table:table-cell>
          <table:table-cell office:value-type="float" office:value="-0.0187299357945425">
            <text:p>-0.0187299358</text:p>
          </table:table-cell>
          <table:table-cell office:value-type="float" office:value="-0.00481243830207305">
            <text:p>-0.0048124383</text:p>
          </table:table-cell>
          <table:table-cell office:value-type="float" office:value="1.01329862081669">
            <text:p>1.0132986208</text:p>
          </table:table-cell>
          <table:table-cell office:value-type="float" office:value="0.935132813289042">
            <text:p>0.9351328133</text:p>
          </table:table-cell>
          <table:table-cell office:value-type="float" office:value="0.98320185868507">
            <text:p>0.9832018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2291">
            <text:p>12291</text:p>
          </table:table-cell>
          <table:table-cell office:value-type="float" office:value="25648">
            <text:p>25648</text:p>
          </table:table-cell>
          <table:table-cell office:value-type="float" office:value="53946">
            <text:p>53946</text:p>
          </table:table-cell>
          <table:table-cell office:value-type="float" office:value="-218">
            <text:p>-218</text:p>
          </table:table-cell>
          <table:table-cell office:value-type="float" office:value="-136.5">
            <text:p>-136.5</text:p>
          </table:table-cell>
          <table:table-cell office:value-type="float" office:value="-50.625">
            <text:p>-50.625</text:p>
          </table:table-cell>
          <table:table-cell office:value-type="float" office:value="-0.0177365552029941">
            <text:p>-0.0177365552</text:p>
          </table:table-cell>
          <table:table-cell office:value-type="float" office:value="-0.00532205240174673">
            <text:p>-0.0053220524</text:p>
          </table:table-cell>
          <table:table-cell office:value-type="float" office:value="-0.000938438438438438">
            <text:p>-0.0009384384</text:p>
          </table:table-cell>
          <table:table-cell office:value-type="float" office:value="0.93853864415484">
            <text:p>0.9385386442</text:p>
          </table:table-cell>
          <table:table-cell office:value-type="float" office:value="0.98142833210775">
            <text:p>0.9814283321</text:p>
          </table:table-cell>
          <table:table-cell office:value-type="float" office:value="0.996717191572203">
            <text:p>0.99671719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2721">
            <text:p>12721</text:p>
          </table:table-cell>
          <table:table-cell office:value-type="float" office:value="25443">
            <text:p>25443</text:p>
          </table:table-cell>
          <table:table-cell office:value-type="float" office:value="52461">
            <text:p>52461</text:p>
          </table:table-cell>
          <table:table-cell office:value-type="float" office:value="-240">
            <text:p>-240</text:p>
          </table:table-cell>
          <table:table-cell office:value-type="float" office:value="-479.875">
            <text:p>-479.875</text:p>
          </table:table-cell>
          <table:table-cell office:value-type="float" office:value="-13.75">
            <text:p>-13.75</text:p>
          </table:table-cell>
          <table:table-cell office:value-type="float" office:value="-0.0188664413175065">
            <text:p>-0.0188664413</text:p>
          </table:table-cell>
          <table:table-cell office:value-type="float" office:value="-0.0188607868568958">
            <text:p>-0.0188607869</text:p>
          </table:table-cell>
          <table:table-cell office:value-type="float" office:value="-0.000262099464364004">
            <text:p>-0.0002620995</text:p>
          </table:table-cell>
          <table:table-cell office:value-type="float" office:value="0.934665102900382">
            <text:p>0.9346651029</text:p>
          </table:table-cell>
          <table:table-cell office:value-type="float" office:value="0.934684475391353">
            <text:p>0.9346844754</text:p>
          </table:table-cell>
          <table:table-cell office:value-type="float" office:value="0.999082786519139">
            <text:p>0.9990827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1782">
            <text:p>11782</text:p>
          </table:table-cell>
          <table:table-cell office:value-type="float" office:value="23583">
            <text:p>23583</text:p>
          </table:table-cell>
          <table:table-cell office:value-type="float" office:value="48060">
            <text:p>48060</text:p>
          </table:table-cell>
          <table:table-cell office:value-type="float" office:value="-475.125">
            <text:p>-475.125</text:p>
          </table:table-cell>
          <table:table-cell office:value-type="float" office:value="-794.25">
            <text:p>-794.25</text:p>
          </table:table-cell>
          <table:table-cell office:value-type="float" office:value="-1135">
            <text:p>-1135</text:p>
          </table:table-cell>
          <table:table-cell office:value-type="float" office:value="-0.0403263452724495">
            <text:p>-0.0403263453</text:p>
          </table:table-cell>
          <table:table-cell office:value-type="float" office:value="-0.0336789212568376">
            <text:p>-0.0336789213</text:p>
          </table:table-cell>
          <table:table-cell office:value-type="float" office:value="-0.0236163129421556">
            <text:p>-0.0236163129</text:p>
          </table:table-cell>
          <table:table-cell office:value-type="float" office:value="0.862045171227571">
            <text:p>0.8620451712</text:p>
          </table:table-cell>
          <table:table-cell office:value-type="float" office:value="0.884346944285636">
            <text:p>0.8843469443</text:p>
          </table:table-cell>
          <table:table-cell office:value-type="float" office:value="0.91843605596694">
            <text:p>0.918436056</text:p>
          </table:table-cell>
          <table:table-cell office:value-type="float" office:value="-16.8394941840224">
            <text:p>-16.839494184</text:p>
          </table:table-cell>
          <table:table-cell office:value-type="float" office:value="-20.2324862283706">
            <text:p>-20.2324862284</text:p>
          </table:table-cell>
          <table:table-cell office:value-type="float" office:value="-29.0024014296604">
            <text:p>-29.002401429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2275">
            <text:p>12275</text:p>
          </table:table-cell>
          <table:table-cell office:value-type="float" office:value="24682">
            <text:p>24682</text:p>
          </table:table-cell>
          <table:table-cell office:value-type="float" office:value="49383">
            <text:p>49383</text:p>
          </table:table-cell>
          <table:table-cell office:value-type="float" office:value="-392.875">
            <text:p>-392.875</text:p>
          </table:table-cell>
          <table:table-cell office:value-type="float" office:value="-701.714285714286">
            <text:p>-701.7142857143</text:p>
          </table:table-cell>
          <table:table-cell office:value-type="float" office:value="-1143.75">
            <text:p>-1143.75</text:p>
          </table:table-cell>
          <table:table-cell office:value-type="float" office:value="-0.0320061099796334">
            <text:p>-0.03200611</text:p>
          </table:table-cell>
          <table:table-cell office:value-type="float" office:value="-0.0284302036186">
            <text:p>-0.0284302036</text:p>
          </table:table-cell>
          <table:table-cell office:value-type="float" office:value="-0.0231608043253751">
            <text:p>-0.0231608043</text:p>
          </table:table-cell>
          <table:table-cell office:value-type="float" office:value="0.889986421580299">
            <text:p>0.8899864216</text:p>
          </table:table-cell>
          <table:table-cell office:value-type="float" office:value="0.902078509231378">
            <text:p>0.9020785092</text:p>
          </table:table-cell>
          <table:table-cell office:value-type="float" office:value="0.919988573660904">
            <text:p>0.9199885737</text:p>
          </table:table-cell>
          <table:table-cell office:value-type="float" office:value="-21.3082617924332">
            <text:p>-21.3082617924</text:p>
          </table:table-cell>
          <table:table-cell office:value-type="float" office:value="-24.0324222870723">
            <text:p>-24.0324222871</text:p>
          </table:table-cell>
          <table:table-cell office:value-type="float" office:value="-29.5796682471445">
            <text:p>-29.579668247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1108">
            <text:p>11108</text:p>
          </table:table-cell>
          <table:table-cell office:value-type="float" office:value="22535">
            <text:p>22535</text:p>
          </table:table-cell>
          <table:table-cell office:value-type="float" office:value="48816">
            <text:p>48816</text:p>
          </table:table-cell>
          <table:table-cell office:value-type="float" office:value="-438.714285714286">
            <text:p>-438.7142857143</text:p>
          </table:table-cell>
          <table:table-cell office:value-type="float" office:value="-889.857142857143">
            <text:p>-889.8571428571</text:p>
          </table:table-cell>
          <table:table-cell office:value-type="float" office:value="-1199.14285714286">
            <text:p>-1199.1428571429</text:p>
          </table:table-cell>
          <table:table-cell office:value-type="float" office:value="-0.0394953444107207">
            <text:p>-0.0394953444</text:p>
          </table:table-cell>
          <table:table-cell office:value-type="float" office:value="-0.0394877809122318">
            <text:p>-0.0394877809</text:p>
          </table:table-cell>
          <table:table-cell office:value-type="float" office:value="-0.0245645455822447">
            <text:p>-0.0245645456</text:p>
          </table:table-cell>
          <table:table-cell office:value-type="float" office:value="0.864823663733516">
            <text:p>0.8648236637</text:p>
          </table:table-cell>
          <table:table-cell office:value-type="float" office:value="0.864848965096279">
            <text:p>0.8648489651</text:p>
          </table:table-cell>
          <table:table-cell office:value-type="float" office:value="0.915206787585481">
            <text:p>0.9152067876</text:p>
          </table:table-cell>
          <table:table-cell office:value-type="float" office:value="-17.2011972536875">
            <text:p>-17.2011972537</text:p>
          </table:table-cell>
          <table:table-cell office:value-type="float" office:value="-17.2045592583148">
            <text:p>-17.2045592583</text:p>
          </table:table-cell>
          <table:table-cell office:value-type="float" office:value="-27.8693723810633">
            <text:p>-27.869372381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0711">
            <text:p>10711</text:p>
          </table:table-cell>
          <table:table-cell office:value-type="float" office:value="22172">
            <text:p>22172</text:p>
          </table:table-cell>
          <table:table-cell office:value-type="float" office:value="52918">
            <text:p>52918</text:p>
          </table:table-cell>
          <table:table-cell office:value-type="float" office:value="-583.5">
            <text:p>-583.5</text:p>
          </table:table-cell>
          <table:table-cell office:value-type="float" office:value="-1153.16666666667">
            <text:p>-1153.1666666667</text:p>
          </table:table-cell>
          <table:table-cell office:value-type="float" office:value="-1151.5">
            <text:p>-1151.5</text:p>
          </table:table-cell>
          <table:table-cell office:value-type="float" office:value="-0.0544767061898982">
            <text:p>-0.0544767062</text:p>
          </table:table-cell>
          <table:table-cell office:value-type="float" office:value="-0.0520100426964941">
            <text:p>-0.0520100427</text:p>
          </table:table-cell>
          <table:table-cell office:value-type="float" office:value="-0.0217600816357383">
            <text:p>-0.0217600816</text:p>
          </table:table-cell>
          <table:table-cell office:value-type="float" office:value="0.815148242909265">
            <text:p>0.8151482429</text:p>
          </table:table-cell>
          <table:table-cell office:value-type="float" office:value="0.823266737863201">
            <text:p>0.8232667379</text:p>
          </table:table-cell>
          <table:table-cell office:value-type="float" office:value="0.924767776534392">
            <text:p>0.9247677765</text:p>
          </table:table-cell>
          <table:table-cell office:value-type="float" office:value="-12.3739260587887">
            <text:p>-12.3739260588</text:p>
          </table:table-cell>
          <table:table-cell office:value-type="float" office:value="-12.9775210050521">
            <text:p>-12.9775210051</text:p>
          </table:table-cell>
          <table:table-cell office:value-type="float" office:value="-31.5062264094444">
            <text:p>-31.506226409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4">
            <text:p>4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9393">
            <text:p>9393</text:p>
          </table:table-cell>
          <table:table-cell office:value-type="float" office:value="20417">
            <text:p>20417</text:p>
          </table:table-cell>
          <table:table-cell office:value-type="float" office:value="46405">
            <text:p>46405</text:p>
          </table:table-cell>
          <table:table-cell office:value-type="float" office:value="-512.4">
            <text:p>-512.4</text:p>
          </table:table-cell>
          <table:table-cell office:value-type="float" office:value="-1113.6">
            <text:p>-1113.6</text:p>
          </table:table-cell>
          <table:table-cell office:value-type="float" office:value="-501.6">
            <text:p>-501.6</text:p>
          </table:table-cell>
          <table:table-cell office:value-type="float" office:value="-0.0545512615777707">
            <text:p>-0.0545512616</text:p>
          </table:table-cell>
          <table:table-cell office:value-type="float" office:value="-0.0545427829749718">
            <text:p>-0.054542783</text:p>
          </table:table-cell>
          <table:table-cell office:value-type="float" office:value="-0.0108091800452537">
            <text:p>-0.01080918</text:p>
          </table:table-cell>
          <table:table-cell office:value-type="float" office:value="0.814903231151666">
            <text:p>0.8149032312</text:p>
          </table:table-cell>
          <table:table-cell office:value-type="float" office:value="0.814931093329922">
            <text:p>0.8149310933</text:p>
          </table:table-cell>
          <table:table-cell office:value-type="float" office:value="0.962396873053183">
            <text:p>0.9623968731</text:p>
          </table:table-cell>
          <table:table-cell office:value-type="float" office:value="-12.3565319342336">
            <text:p>-12.3565319342</text:p>
          </table:table-cell>
          <table:table-cell office:value-type="float" office:value="-12.3585076366057">
            <text:p>-12.3585076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8878">
            <text:p>8878</text:p>
          </table:table-cell>
          <table:table-cell office:value-type="float" office:value="19323">
            <text:p>19323</text:p>
          </table:table-cell>
          <table:table-cell office:value-type="float" office:value="45552">
            <text:p>45552</text:p>
          </table:table-cell>
          <table:table-cell table:number-columns-repeated="2" office:value-type="float" office:value="0">
            <text:p>0</text:p>
          </table:table-cell>
          <table:table-cell office:value-type="float" office:value="-957.75">
            <text:p>-957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10254214963119">
            <text:p>-0.0210254215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92727747872714">
            <text:p>0.9272774787</text:p>
          </table:table-cell>
          <table:table-cell table:number-columns-repeated="2" office:value-type="float" office:value="0">
            <text:p>0</text:p>
          </table:table-cell>
          <table:table-cell office:value-type="float" office:value="-32.6192993527585">
            <text:p>-32.61929935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8391">
            <text:p>8391</text:p>
          </table:table-cell>
          <table:table-cell office:value-type="float" office:value="18394">
            <text:p>18394</text:p>
          </table:table-cell>
          <table:table-cell office:value-type="float" office:value="44745">
            <text:p>44745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5">
            <text:p>5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7931">
            <text:p>7931</text:p>
          </table:table-cell>
          <table:table-cell office:value-type="float" office:value="17635">
            <text:p>17635</text:p>
          </table:table-cell>
          <table:table-cell office:value-type="float" office:value="43953">
            <text:p>43953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67.25">
            <text:p>267.25</text:p>
          </table:table-cell>
          <table:table-cell office:value-type="float" office:value="11884.5">
            <text:p>11884.5</text:p>
          </table:table-cell>
          <table:table-cell office:value-type="float" office:value="37447.25">
            <text:p>37447.25</text:p>
          </table:table-cell>
          <table:table-cell office:value-type="float" office:value="22.4175">
            <text:p>22.4175</text:p>
          </table:table-cell>
          <table:table-cell table:number-columns-repeated="3" office:value-type="float" office:value="5">
            <text:p>5</text:p>
          </table:table-cell>
          <table:table-cell office:value-type="float" office:value="756">
            <text:p>756</text:p>
          </table:table-cell>
          <table:table-cell table:number-columns-repeated="2" office:value-type="float" office:value="1829">
            <text:p>1829</text:p>
          </table:table-cell>
          <table:table-cell office:value-type="float" office:value="7496">
            <text:p>7496</text:p>
          </table:table-cell>
          <table:table-cell office:value-type="float" office:value="16574">
            <text:p>16574</text:p>
          </table:table-cell>
          <table:table-cell office:value-type="float" office:value="43175">
            <text:p>43175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55.666666666667">
            <text:p>255.6666666667</text:p>
          </table:table-cell>
          <table:table-cell office:value-type="float" office:value="11730.6666666667">
            <text:p>11730.6666666667</text:p>
          </table:table-cell>
          <table:table-cell office:value-type="float" office:value="39011.6666666667">
            <text:p>39011.6666666667</text:p>
          </table:table-cell>
          <table:table-cell office:value-type="float" office:value="23.07">
            <text:p>23.07</text:p>
          </table:table-cell>
          <table:table-cell table:number-columns-repeated="3" office:value-type="float" office:value="5">
            <text:p>5</text:p>
          </table:table-cell>
          <table:table-cell office:value-type="float" office:value="743">
            <text:p>743</text:p>
          </table:table-cell>
          <table:table-cell office:value-type="float" office:value="1161">
            <text:p>1161</text:p>
          </table:table-cell>
          <table:table-cell office:value-type="float" office:value="1808">
            <text:p>1808</text:p>
          </table:table-cell>
          <table:table-cell office:value-type="float" office:value="7085">
            <text:p>7085</text:p>
          </table:table-cell>
          <table:table-cell office:value-type="float" office:value="15957">
            <text:p>15957</text:p>
          </table:table-cell>
          <table:table-cell office:value-type="float" office:value="42410">
            <text:p>42410</text:p>
          </table:table-cell>
          <table:table-cell table:number-columns-repeated="6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9">
            <text:p>24.9</text:p>
          </table:table-cell>
          <table:table-cell office:value-type="float" office:value="27.2">
            <text:p>27.2</text:p>
          </table:table-cell>
          <table:table-cell office:value-type="float" office:value="53.6">
            <text:p>53.6</text:p>
          </table:table-cell>
          <table:table-cell office:value-type="float" office:value="24615">
            <text:p>24615</text:p>
          </table:table-cell>
          <table:table-cell office:value-type="float" office:value="26471">
            <text:p>26471</text:p>
          </table:table-cell>
          <table:table-cell office:value-type="float" office:value="31039">
            <text:p>310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31:48.65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205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730">
                <text:p>7730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592">
                <text:p>7592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946">
                <text:p>7946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65">
                <text:p>7965</text:p>
              </table:table-cell>
              <table:table-cell office:value-type="float" office:value="10334">
                <text:p>10334</text:p>
              </table:table-cell>
              <table:table-cell office:value-type="float" office:value="15125">
                <text:p>1512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642">
                <text:p>7642</text:p>
              </table:table-cell>
              <table:table-cell office:value-type="float" office:value="11362">
                <text:p>11362</text:p>
              </table:table-cell>
              <table:table-cell office:value-type="float" office:value="17823">
                <text:p>1782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814">
                <text:p>7814</text:p>
              </table:table-cell>
              <table:table-cell office:value-type="float" office:value="11960">
                <text:p>11960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946">
                <text:p>7946</text:p>
              </table:table-cell>
              <table:table-cell office:value-type="float" office:value="10695">
                <text:p>10695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790">
                <text:p>10790</text:p>
              </table:table-cell>
              <table:table-cell office:value-type="float" office:value="15354">
                <text:p>1535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768">
                <text:p>7768</text:p>
              </table:table-cell>
              <table:table-cell office:value-type="float" office:value="10908">
                <text:p>10908</text:p>
              </table:table-cell>
              <table:table-cell office:value-type="float" office:value="17823">
                <text:p>1782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689">
                <text:p>7689</text:p>
              </table:table-cell>
              <table:table-cell office:value-type="float" office:value="11140">
                <text:p>11140</text:p>
              </table:table-cell>
              <table:table-cell office:value-type="float" office:value="16115">
                <text:p>1611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905">
                <text:p>7905</text:p>
              </table:table-cell>
              <table:table-cell office:value-type="float" office:value="10789">
                <text:p>10789</text:p>
              </table:table-cell>
              <table:table-cell office:value-type="float" office:value="17923">
                <text:p>1792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2018">
                <text:p>12018</text:p>
              </table:table-cell>
              <table:table-cell office:value-type="float" office:value="20690">
                <text:p>2069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368">
                <text:p>8368</text:p>
              </table:table-cell>
              <table:table-cell office:value-type="float" office:value="12854">
                <text:p>12854</text:p>
              </table:table-cell>
              <table:table-cell office:value-type="float" office:value="19233">
                <text:p>192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715">
                <text:p>8715</text:p>
              </table:table-cell>
              <table:table-cell office:value-type="float" office:value="12024">
                <text:p>12024</text:p>
              </table:table-cell>
              <table:table-cell office:value-type="float" office:value="18573">
                <text:p>1857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93">
                <text:p>8493</text:p>
              </table:table-cell>
              <table:table-cell office:value-type="float" office:value="13272">
                <text:p>13272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48">
                <text:p>8448</text:p>
              </table:table-cell>
              <table:table-cell office:value-type="float" office:value="14275">
                <text:p>14275</text:p>
              </table:table-cell>
              <table:table-cell office:value-type="float" office:value="19882">
                <text:p>1988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68">
                <text:p>8368</text:p>
              </table:table-cell>
              <table:table-cell office:value-type="float" office:value="14268">
                <text:p>14268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307">
                <text:p>14307</text:p>
              </table:table-cell>
              <table:table-cell office:value-type="float" office:value="24486">
                <text:p>2448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37">
                <text:p>10337</text:p>
              </table:table-cell>
              <table:table-cell office:value-type="float" office:value="15756">
                <text:p>15756</text:p>
              </table:table-cell>
              <table:table-cell office:value-type="float" office:value="26527">
                <text:p>2652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025">
                <text:p>11025</text:p>
              </table:table-cell>
              <table:table-cell office:value-type="float" office:value="15488">
                <text:p>15488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520">
                <text:p>10520</text:p>
              </table:table-cell>
              <table:table-cell office:value-type="float" office:value="15964">
                <text:p>15964</text:p>
              </table:table-cell>
              <table:table-cell office:value-type="float" office:value="25631">
                <text:p>2563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232">
                <text:p>17232</text:p>
              </table:table-cell>
              <table:table-cell office:value-type="float" office:value="25607">
                <text:p>25607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08">
                <text:p>10508</text:p>
              </table:table-cell>
              <table:table-cell office:value-type="float" office:value="18500">
                <text:p>18500</text:p>
              </table:table-cell>
              <table:table-cell office:value-type="float" office:value="27175">
                <text:p>2717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328">
                <text:p>18328</text:p>
              </table:table-cell>
              <table:table-cell office:value-type="float" office:value="28771">
                <text:p>2877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742">
                <text:p>11742</text:p>
              </table:table-cell>
              <table:table-cell office:value-type="float" office:value="18050">
                <text:p>18050</text:p>
              </table:table-cell>
              <table:table-cell office:value-type="float" office:value="29247">
                <text:p>2924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138">
                <text:p>13138</text:p>
              </table:table-cell>
              <table:table-cell office:value-type="float" office:value="18608">
                <text:p>18608</text:p>
              </table:table-cell>
              <table:table-cell office:value-type="float" office:value="31367">
                <text:p>3136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21">
                <text:p>14821</text:p>
              </table:table-cell>
              <table:table-cell office:value-type="float" office:value="19345">
                <text:p>19345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19930">
                <text:p>19930</text:p>
              </table:table-cell>
              <table:table-cell office:value-type="float" office:value="28912">
                <text:p>2891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288">
                <text:p>20288</text:p>
              </table:table-cell>
              <table:table-cell office:value-type="float" office:value="28287">
                <text:p>282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1950">
                <text:p>21950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55">
                <text:p>14755</text:p>
              </table:table-cell>
              <table:table-cell office:value-type="float" office:value="22558">
                <text:p>22558</text:p>
              </table:table-cell>
              <table:table-cell office:value-type="float" office:value="32722">
                <text:p>3272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58">
                <text:p>15158</text:p>
              </table:table-cell>
              <table:table-cell office:value-type="float" office:value="20811">
                <text:p>20811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4">
                <text:p>15824</text:p>
              </table:table-cell>
              <table:table-cell office:value-type="float" office:value="22541">
                <text:p>22541</text:p>
              </table:table-cell>
              <table:table-cell office:value-type="float" office:value="38529">
                <text:p>3852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861">
                <text:p>23861</text:p>
              </table:table-cell>
              <table:table-cell office:value-type="float" office:value="41043">
                <text:p>4104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874">
                <text:p>23874</text:p>
              </table:table-cell>
              <table:table-cell office:value-type="float" office:value="40652">
                <text:p>4065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064">
                <text:p>25064</text:p>
              </table:table-cell>
              <table:table-cell office:value-type="float" office:value="42907">
                <text:p>4290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626">
                <text:p>26626</text:p>
              </table:table-cell>
              <table:table-cell office:value-type="float" office:value="44725">
                <text:p>4472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339">
                <text:p>28339</text:p>
              </table:table-cell>
              <table:table-cell office:value-type="float" office:value="45798">
                <text:p>4579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9323">
                <text:p>29323</text:p>
              </table:table-cell>
              <table:table-cell office:value-type="float" office:value="49393">
                <text:p>4939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993">
                <text:p>30993</text:p>
              </table:table-cell>
              <table:table-cell office:value-type="float" office:value="52280">
                <text:p>5228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444">
                <text:p>31444</text:p>
              </table:table-cell>
              <table:table-cell office:value-type="float" office:value="51270">
                <text:p>5127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553">
                <text:p>32553</text:p>
              </table:table-cell>
              <table:table-cell office:value-type="float" office:value="49018">
                <text:p>4901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403">
                <text:p>34403</text:p>
              </table:table-cell>
              <table:table-cell office:value-type="float" office:value="48856">
                <text:p>488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5696">
                <text:p>35696</text:p>
              </table:table-cell>
              <table:table-cell office:value-type="float" office:value="50886">
                <text:p>5088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5505">
                <text:p>35505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4360">
                <text:p>34360</text:p>
              </table:table-cell>
              <table:table-cell office:value-type="float" office:value="52584">
                <text:p>5258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780">
                <text:p>34780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198">
                <text:p>35198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2353">
                <text:p>22353</text:p>
              </table:table-cell>
              <table:table-cell office:value-type="float" office:value="34386">
                <text:p>34386</text:p>
              </table:table-cell>
              <table:table-cell office:value-type="float" office:value="49458">
                <text:p>4945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9712">
                <text:p>19712</text:p>
              </table:table-cell>
              <table:table-cell office:value-type="float" office:value="32384">
                <text:p>32384</text:p>
              </table:table-cell>
              <table:table-cell office:value-type="float" office:value="50963">
                <text:p>5096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7556">
                <text:p>17556</text:p>
              </table:table-cell>
              <table:table-cell office:value-type="float" office:value="32344">
                <text:p>32344</text:p>
              </table:table-cell>
              <table:table-cell office:value-type="float" office:value="53208">
                <text:p>5320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394">
                <text:p>20394</text:p>
              </table:table-cell>
              <table:table-cell office:value-type="float" office:value="33275">
                <text:p>33275</text:p>
              </table:table-cell>
              <table:table-cell office:value-type="float" office:value="47006">
                <text:p>4700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712">
                <text:p>19712</text:p>
              </table:table-cell>
              <table:table-cell office:value-type="float" office:value="28800">
                <text:p>28800</text:p>
              </table:table-cell>
              <table:table-cell office:value-type="float" office:value="47357">
                <text:p>4735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580">
                <text:p>16580</text:p>
              </table:table-cell>
              <table:table-cell office:value-type="float" office:value="28842">
                <text:p>28842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7680">
                <text:p>17680</text:p>
              </table:table-cell>
              <table:table-cell office:value-type="float" office:value="30300">
                <text:p>30300</text:p>
              </table:table-cell>
              <table:table-cell office:value-type="float" office:value="51926">
                <text:p>5192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0040">
                <text:p>20040</text:p>
              </table:table-cell>
              <table:table-cell office:value-type="float" office:value="31733">
                <text:p>31733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9910">
                <text:p>19910</text:p>
              </table:table-cell>
              <table:table-cell office:value-type="float" office:value="28139">
                <text:p>28139</text:p>
              </table:table-cell>
              <table:table-cell office:value-type="float" office:value="46305">
                <text:p>4630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6580">
                <text:p>16580</text:p>
              </table:table-cell>
              <table:table-cell office:value-type="float" office:value="27038">
                <text:p>27038</text:p>
              </table:table-cell>
              <table:table-cell office:value-type="float" office:value="46926">
                <text:p>4692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6915">
                <text:p>16915</text:p>
              </table:table-cell>
              <table:table-cell office:value-type="float" office:value="27720">
                <text:p>27720</text:p>
              </table:table-cell>
              <table:table-cell office:value-type="float" office:value="48060">
                <text:p>4806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4960">
                <text:p>14960</text:p>
              </table:table-cell>
              <table:table-cell office:value-type="float" office:value="28056">
                <text:p>28056</text:p>
              </table:table-cell>
              <table:table-cell office:value-type="float" office:value="48500">
                <text:p>48500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3294">
                <text:p>13294</text:p>
              </table:table-cell>
              <table:table-cell office:value-type="float" office:value="27345">
                <text:p>27345</text:p>
              </table:table-cell>
              <table:table-cell office:value-type="float" office:value="49875">
                <text:p>49875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5453">
                <text:p>15453</text:p>
              </table:table-cell>
              <table:table-cell office:value-type="float" office:value="27699">
                <text:p>27699</text:p>
              </table:table-cell>
              <table:table-cell office:value-type="float" office:value="49100">
                <text:p>49100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6796">
                <text:p>16796</text:p>
              </table:table-cell>
              <table:table-cell office:value-type="float" office:value="29100">
                <text:p>29100</text:p>
              </table:table-cell>
              <table:table-cell office:value-type="float" office:value="52380">
                <text:p>5238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6150">
                <text:p>16150</text:p>
              </table:table-cell>
              <table:table-cell office:value-type="float" office:value="28686">
                <text:p>28686</text:p>
              </table:table-cell>
              <table:table-cell office:value-type="float" office:value="53865">
                <text:p>5386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5572">
                <text:p>15572</text:p>
              </table:table-cell>
              <table:table-cell office:value-type="float" office:value="27370">
                <text:p>27370</text:p>
              </table:table-cell>
              <table:table-cell office:value-type="float" office:value="53028">
                <text:p>5302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4603">
                <text:p>14603</text:p>
              </table:table-cell>
              <table:table-cell office:value-type="float" office:value="27860">
                <text:p>27860</text:p>
              </table:table-cell>
              <table:table-cell office:value-type="float" office:value="54081">
                <text:p>54081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1900">
                <text:p>11900</text:p>
              </table:table-cell>
              <table:table-cell office:value-type="float" office:value="26817">
                <text:p>26817</text:p>
              </table:table-cell>
              <table:table-cell office:value-type="float" office:value="51489">
                <text:p>51489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2852">
                <text:p>12852</text:p>
              </table:table-cell>
              <table:table-cell office:value-type="float" office:value="27345">
                <text:p>27345</text:p>
              </table:table-cell>
              <table:table-cell office:value-type="float" office:value="50650">
                <text:p>5065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2631">
                <text:p>12631</text:p>
              </table:table-cell>
              <table:table-cell office:value-type="float" office:value="27120">
                <text:p>27120</text:p>
              </table:table-cell>
              <table:table-cell office:value-type="float" office:value="53028">
                <text:p>5302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3194">
                <text:p>13194</text:p>
              </table:table-cell>
              <table:table-cell office:value-type="float" office:value="27664">
                <text:p>27664</text:p>
              </table:table-cell>
              <table:table-cell office:value-type="float" office:value="55485">
                <text:p>5548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363">
                <text:p>12363</text:p>
              </table:table-cell>
              <table:table-cell office:value-type="float" office:value="24920">
                <text:p>24920</text:p>
              </table:table-cell>
              <table:table-cell office:value-type="float" office:value="54702">
                <text:p>5470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291">
                <text:p>12291</text:p>
              </table:table-cell>
              <table:table-cell office:value-type="float" office:value="25648">
                <text:p>25648</text:p>
              </table:table-cell>
              <table:table-cell office:value-type="float" office:value="53946">
                <text:p>5394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2721">
                <text:p>12721</text:p>
              </table:table-cell>
              <table:table-cell office:value-type="float" office:value="25443">
                <text:p>25443</text:p>
              </table:table-cell>
              <table:table-cell office:value-type="float" office:value="52461">
                <text:p>5246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782">
                <text:p>11782</text:p>
              </table:table-cell>
              <table:table-cell office:value-type="float" office:value="23583">
                <text:p>23583</text:p>
              </table:table-cell>
              <table:table-cell office:value-type="float" office:value="48060">
                <text:p>4806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2275">
                <text:p>12275</text:p>
              </table:table-cell>
              <table:table-cell office:value-type="float" office:value="24682">
                <text:p>24682</text:p>
              </table:table-cell>
              <table:table-cell office:value-type="float" office:value="49383">
                <text:p>4938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108">
                <text:p>11108</text:p>
              </table:table-cell>
              <table:table-cell office:value-type="float" office:value="22535">
                <text:p>22535</text:p>
              </table:table-cell>
              <table:table-cell office:value-type="float" office:value="48816">
                <text:p>4881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0711">
                <text:p>10711</text:p>
              </table:table-cell>
              <table:table-cell office:value-type="float" office:value="22172">
                <text:p>22172</text:p>
              </table:table-cell>
              <table:table-cell office:value-type="float" office:value="52918">
                <text:p>5291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9393">
                <text:p>9393</text:p>
              </table:table-cell>
              <table:table-cell office:value-type="float" office:value="20417">
                <text:p>20417</text:p>
              </table:table-cell>
              <table:table-cell office:value-type="float" office:value="46405">
                <text:p>4640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8878">
                <text:p>8878</text:p>
              </table:table-cell>
              <table:table-cell office:value-type="float" office:value="19323">
                <text:p>19323</text:p>
              </table:table-cell>
              <table:table-cell office:value-type="float" office:value="45552">
                <text:p>45552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8391">
                <text:p>8391</text:p>
              </table:table-cell>
              <table:table-cell office:value-type="float" office:value="18394">
                <text:p>18394</text:p>
              </table:table-cell>
              <table:table-cell office:value-type="float" office:value="44745">
                <text:p>4474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931">
                <text:p>7931</text:p>
              </table:table-cell>
              <table:table-cell office:value-type="float" office:value="17635">
                <text:p>17635</text:p>
              </table:table-cell>
              <table:table-cell office:value-type="float" office:value="43953">
                <text:p>43953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7496">
                <text:p>7496</text:p>
              </table:table-cell>
              <table:table-cell office:value-type="float" office:value="16574">
                <text:p>16574</text:p>
              </table:table-cell>
              <table:table-cell office:value-type="float" office:value="43175">
                <text:p>4317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085">
                <text:p>7085</text:p>
              </table:table-cell>
              <table:table-cell office:value-type="float" office:value="15957">
                <text:p>15957</text:p>
              </table:table-cell>
              <table:table-cell office:value-type="float" office:value="42410">
                <text:p>42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84.5">
                <text:p>11884.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30.6666666667">
                <text:p>1173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4175">
                <text:p>22.417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839899057774">
                <text:p>1.0483989905777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4970711904148">
                <text:p>1.1497071190414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698097387053">
                <text:p>1.169809738705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888676580184">
                <text:p>1.0688867658018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020585368527">
                <text:p>1.0702058536852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376677801935">
                <text:p>1.123766778019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976345703611">
                <text:p>1.1097634570361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539114451217">
                <text:p>1.0253911445121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256603934582">
                <text:p>1.0425660393458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249822244031">
                <text:p>1.1024982224403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5025207228539">
                <text:p>1.1502520722853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3837354577342">
                <text:p>1.1383735457734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763747474605">
                <text:p>1.1376374747460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655244027372">
                <text:p>1.1165524402737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425296121392">
                <text:p>1.1442529612139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304513946941">
                <text:p>1.1030451394694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223518327954">
                <text:p>1.1122351832795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715939225">
                <text:p>1.171593922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270314753394">
                <text:p>1.1327031475339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706789466011">
                <text:p>1.1270678946601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6378970142449">
                <text:p>1.0637897014244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311555467938">
                <text:p>1.0731155546793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221342965715">
                <text:p>1.0522134296571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348958675238">
                <text:p>1.1534895867523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53254531473">
                <text:p>1.085325453147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212034448996">
                <text:p>1.0821203444899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8880712345633">
                <text:p>1.0888071234563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474187092382">
                <text:p>1.1947418709238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171171306543">
                <text:p>1.1717117130654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7955942855629">
                <text:p>1.1795594285562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5734534644375">
                <text:p>1.1573453464437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4568940846683">
                <text:p>1.14568940846683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2936525908759">
                <text:p>1.1293652590875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182955701199">
                <text:p>1.118295570119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5410048497352">
                <text:p>1.1541004849735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128355438361">
                <text:p>1.1212835543836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976075528292">
                <text:p>1.0697607552829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053073527886">
                <text:p>1.0705307352788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814790015264">
                <text:p>1.0581479001526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307130652849">
                <text:p>1.0530713065284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94577701426">
                <text:p>1.0549457770142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660829776859">
                <text:p>1.0466082977685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897034523815567">
                <text:p>0.89703452381556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13925351414395">
                <text:p>0.91392535141439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883219601040372">
                <text:p>0.88321960104037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4745408568876">
                <text:p>1.0474540856887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61103507822198">
                <text:p>0.96110350782219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6601938615888">
                <text:p>1.0660193861588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1219192046377">
                <text:p>1.11219192046377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2064228452548">
                <text:p>1.1206422845254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811082079476296">
                <text:p>0.81108207947629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822535968054496">
                <text:p>0.82253596805449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1488327788043">
                <text:p>1.1148832778804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14525">
                <text:p>1.11452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7954592374632">
                <text:p>0.9795459237463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00861128167302">
                <text:p>0.90086112816730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76209525331353">
                <text:p>0.976209525331353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2877170810527">
                <text:p>1.0287717081052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68453318633987">
                <text:p>0.968453318633987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35776175587548">
                <text:p>0.93577617558754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4606322062574">
                <text:p>1.04606322062574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0072005002364">
                <text:p>1.00072005002364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62813801071259">
                <text:p>0.96281380107125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72100213313814">
                <text:p>0.87210021331381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35132813289042">
                <text:p>0.93513281328904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8142833210775">
                <text:p>0.9814283321077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34684475391353">
                <text:p>0.93468447539135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84346944285636">
                <text:p>0.88434694428563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02078509231378">
                <text:p>0.90207850923137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64848965096279">
                <text:p>0.86484896509627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23266737863201">
                <text:p>0.823266737863201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14931093329922">
                <text:p>0.81493109332992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7447.25">
                <text:p>37447.2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9011.6666666667">
                <text:p>3901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